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fo:font-style="normal" officeooo:rsid="002cda3c" officeooo:paragraph-rsid="00135035" style:font-style-asian="normal" style:font-style-complex="normal"/>
    </style:style>
    <style:style style:name="P2" style:family="paragraph" style:parent-style-name="Text_20_body">
      <style:paragraph-properties fo:text-align="justify" style:justify-single-word="false"/>
      <style:text-properties fo:font-style="normal" officeooo:rsid="0037193b" officeooo:paragraph-rsid="00135035" style:font-style-asian="normal" style:font-style-complex="normal"/>
    </style:style>
    <style:style style:name="P3" style:family="paragraph" style:parent-style-name="Text_20_body">
      <style:paragraph-properties fo:text-align="justify" style:justify-single-word="false"/>
      <style:text-properties fo:font-style="normal" officeooo:rsid="003b2401" officeooo:paragraph-rsid="00135035" style:font-style-asian="normal" style:font-style-complex="normal"/>
    </style:style>
    <style:style style:name="P4" style:family="paragraph" style:parent-style-name="Text_20_body">
      <style:paragraph-properties fo:text-align="justify" style:justify-single-word="false"/>
      <style:text-properties fo:font-style="normal" officeooo:rsid="00357b08" officeooo:paragraph-rsid="00135035" style:font-style-asian="normal" style:font-style-complex="normal"/>
    </style:style>
    <style:style style:name="P5" style:family="paragraph" style:parent-style-name="Text_20_body">
      <style:paragraph-properties fo:text-align="justify" style:justify-single-word="false"/>
      <style:text-properties fo:font-style="normal" officeooo:rsid="00431594" officeooo:paragraph-rsid="00135035" style:font-style-asian="normal" style:font-style-complex="normal"/>
    </style:style>
    <style:style style:name="P6" style:family="paragraph" style:parent-style-name="Text_20_body">
      <style:paragraph-properties fo:text-align="justify" style:justify-single-word="false"/>
      <style:text-properties fo:font-style="normal" officeooo:rsid="0018e370" officeooo:paragraph-rsid="00135035" style:font-style-asian="normal" style:font-style-complex="normal"/>
    </style:style>
    <style:style style:name="P7" style:family="paragraph" style:parent-style-name="Text_20_body">
      <style:paragraph-properties fo:text-align="justify" style:justify-single-word="false"/>
      <style:text-properties fo:font-style="normal" officeooo:rsid="00d6c1ef" officeooo:paragraph-rsid="00135035" style:font-style-asian="normal" style:font-style-complex="normal"/>
    </style:style>
    <style:style style:name="P8" style:family="paragraph" style:parent-style-name="Text_20_body">
      <style:paragraph-properties fo:text-align="justify" style:justify-single-word="false"/>
      <style:text-properties fo:font-style="normal" officeooo:rsid="00dd0a04" officeooo:paragraph-rsid="00135035" style:font-style-asian="normal" style:font-style-complex="normal"/>
    </style:style>
    <style:style style:name="P9" style:family="paragraph" style:parent-style-name="Text_20_body">
      <style:paragraph-properties fo:text-align="justify" style:justify-single-word="false"/>
      <style:text-properties fo:font-style="normal" officeooo:rsid="00dab8b2" officeooo:paragraph-rsid="00135035" style:font-style-asian="normal" style:font-style-complex="normal"/>
    </style:style>
    <style:style style:name="P10" style:family="paragraph" style:parent-style-name="Text_20_body">
      <style:paragraph-properties fo:text-align="justify" style:justify-single-word="false"/>
      <style:text-properties fo:font-style="normal" officeooo:rsid="004475ff" officeooo:paragraph-rsid="00135035" style:font-style-asian="normal" style:font-style-complex="normal"/>
    </style:style>
    <style:style style:name="P11" style:family="paragraph" style:parent-style-name="Text_20_body">
      <style:paragraph-properties fo:text-align="justify" style:justify-single-word="false"/>
      <style:text-properties fo:font-style="normal" officeooo:rsid="0052bd42" officeooo:paragraph-rsid="00135035" style:font-style-asian="normal" style:font-style-complex="normal"/>
    </style:style>
    <style:style style:name="P12" style:family="paragraph" style:parent-style-name="Text_20_body">
      <style:paragraph-properties fo:text-align="justify" style:justify-single-word="false"/>
      <style:text-properties fo:font-style="normal" officeooo:rsid="00357b08" officeooo:paragraph-rsid="00135035" fo:background-color="#ffff00" style:font-style-asian="normal" style:font-style-complex="normal"/>
    </style:style>
    <style:style style:name="P13" style:family="paragraph" style:parent-style-name="Text_20_body">
      <style:paragraph-properties fo:text-align="justify" style:justify-single-word="false"/>
      <style:text-properties fo:font-style="normal" officeooo:rsid="00431594" officeooo:paragraph-rsid="00135035" fo:background-color="#ffff00" style:font-style-asian="normal" style:font-style-complex="normal"/>
    </style:style>
    <style:style style:name="P14" style:family="paragraph" style:parent-style-name="Text_20_body">
      <style:paragraph-properties fo:text-align="justify" style:justify-single-word="false"/>
      <style:text-properties fo:font-style="normal" officeooo:rsid="00ef5e0c" officeooo:paragraph-rsid="00135035" fo:background-color="#ffff00" style:font-style-asian="normal" style:font-style-complex="normal"/>
    </style:style>
    <style:style style:name="P15" style:family="paragraph" style:parent-style-name="Text_20_body">
      <style:paragraph-properties fo:text-align="justify" style:justify-single-word="false"/>
      <style:text-properties fo:font-style="normal" officeooo:rsid="00ed6a80" officeooo:paragraph-rsid="00135035" fo:background-color="#ffff00" style:font-style-asian="normal" style:font-style-complex="normal"/>
    </style:style>
    <style:style style:name="P16" style:family="paragraph" style:parent-style-name="Text_20_body">
      <style:paragraph-properties fo:text-align="justify" style:justify-single-word="false"/>
      <style:text-properties fo:font-style="normal" officeooo:rsid="01377ace" officeooo:paragraph-rsid="00135035" fo:background-color="#ffff00" style:font-style-asian="normal" style:font-style-complex="normal"/>
    </style:style>
    <style:style style:name="P17" style:family="paragraph" style:parent-style-name="Text_20_body">
      <style:paragraph-properties fo:text-align="justify" style:justify-single-word="false"/>
      <style:text-properties fo:font-style="normal" officeooo:rsid="0108e1a2" officeooo:paragraph-rsid="00135035" fo:background-color="#ffff00" style:font-style-asian="normal" style:font-style-complex="normal"/>
    </style:style>
    <style:style style:name="P18" style:family="paragraph" style:parent-style-name="Text_20_body">
      <style:paragraph-properties fo:text-align="justify" style:justify-single-word="false"/>
      <style:text-properties fo:font-style="normal" officeooo:rsid="01097fc3" officeooo:paragraph-rsid="00135035" fo:background-color="#ffff00" style:font-style-asian="normal" style:font-style-complex="normal"/>
    </style:style>
    <style:style style:name="P19" style:family="paragraph" style:parent-style-name="Text_20_body">
      <style:paragraph-properties fo:text-align="justify" style:justify-single-word="false"/>
      <style:text-properties fo:font-style="normal" officeooo:rsid="00d2975e" officeooo:paragraph-rsid="00135035" fo:background-color="#ffff00" style:font-style-asian="normal" style:font-style-complex="normal"/>
    </style:style>
    <style:style style:name="P20" style:family="paragraph" style:parent-style-name="Text_20_body">
      <style:paragraph-properties fo:text-align="justify" style:justify-single-word="false"/>
      <style:text-properties fo:font-style="normal" officeooo:rsid="00d3f4bb" officeooo:paragraph-rsid="00135035" fo:background-color="#ffff00" style:font-style-asian="normal" style:font-style-complex="normal"/>
    </style:style>
    <style:style style:name="P21" style:family="paragraph" style:parent-style-name="Text_20_body">
      <style:paragraph-properties fo:text-align="justify" style:justify-single-word="false"/>
      <style:text-properties fo:font-style="normal" officeooo:rsid="0114d42f" officeooo:paragraph-rsid="00135035" fo:background-color="#ffff00" style:font-style-asian="normal" style:font-style-complex="normal"/>
    </style:style>
    <style:style style:name="P22" style:family="paragraph" style:parent-style-name="Text_20_body">
      <style:paragraph-properties fo:text-align="justify" style:justify-single-word="false"/>
      <style:text-properties fo:font-style="normal" officeooo:rsid="00d5d225" officeooo:paragraph-rsid="00135035" fo:background-color="#ffff00" style:font-style-asian="normal" style:font-style-complex="normal"/>
    </style:style>
    <style:style style:name="P23" style:family="paragraph" style:parent-style-name="Text_20_body">
      <style:paragraph-properties fo:text-align="justify" style:justify-single-word="false"/>
      <style:text-properties fo:font-style="normal" officeooo:rsid="00431594" officeooo:paragraph-rsid="00135035" fo:background-color="transparent" style:font-style-asian="normal" style:font-style-complex="normal"/>
    </style:style>
    <style:style style:name="P24" style:family="paragraph" style:parent-style-name="Text_20_body">
      <style:paragraph-properties fo:text-align="justify" style:justify-single-word="false"/>
      <style:text-properties fo:font-style="normal" officeooo:rsid="00df715c" officeooo:paragraph-rsid="00135035" fo:background-color="transparent" style:font-style-asian="normal" style:font-style-complex="normal"/>
    </style:style>
    <style:style style:name="P25" style:family="paragraph" style:parent-style-name="Text_20_body">
      <style:paragraph-properties fo:text-align="justify" style:justify-single-word="false"/>
      <style:text-properties fo:font-style="normal" officeooo:rsid="00ed6a80" officeooo:paragraph-rsid="00135035" fo:background-color="transparent" style:font-style-asian="normal" style:font-style-complex="normal"/>
    </style:style>
    <style:style style:name="P26" style:family="paragraph" style:parent-style-name="Text_20_body">
      <style:paragraph-properties fo:text-align="justify" style:justify-single-word="false"/>
      <style:text-properties fo:font-style="normal" officeooo:rsid="00f37480" officeooo:paragraph-rsid="00135035" fo:background-color="transparent" style:font-style-asian="normal" style:font-style-complex="normal"/>
    </style:style>
    <style:style style:name="P27" style:family="paragraph" style:parent-style-name="Text_20_body">
      <style:paragraph-properties fo:text-align="justify" style:justify-single-word="false"/>
      <style:text-properties fo:font-style="normal" officeooo:rsid="00f8f803" officeooo:paragraph-rsid="00135035" fo:background-color="transparent" style:font-style-asian="normal" style:font-style-complex="normal"/>
    </style:style>
    <style:style style:name="P28" style:family="paragraph" style:parent-style-name="Text_20_body">
      <style:paragraph-properties fo:text-align="justify" style:justify-single-word="false"/>
      <style:text-properties fo:font-style="normal" officeooo:rsid="010057f0" officeooo:paragraph-rsid="00135035" fo:background-color="transparent" style:font-style-asian="normal" style:font-style-complex="normal"/>
    </style:style>
    <style:style style:name="P29" style:family="paragraph" style:parent-style-name="Text_20_body">
      <style:paragraph-properties fo:text-align="justify" style:justify-single-word="false"/>
      <style:text-properties fo:font-style="normal" officeooo:rsid="0102be57" officeooo:paragraph-rsid="00135035" fo:background-color="transparent" style:font-style-asian="normal" style:font-style-complex="normal"/>
    </style:style>
    <style:style style:name="P30" style:family="paragraph" style:parent-style-name="Text_20_body">
      <style:paragraph-properties fo:text-align="justify" style:justify-single-word="false"/>
      <style:text-properties fo:font-style="normal" officeooo:rsid="0140230d" officeooo:paragraph-rsid="00135035" fo:background-color="transparent" style:font-style-asian="normal" style:font-style-complex="normal"/>
    </style:style>
    <style:style style:name="P31" style:family="paragraph" style:parent-style-name="Text_20_body">
      <style:paragraph-properties fo:text-align="justify" style:justify-single-word="false"/>
      <style:text-properties fo:font-style="normal" officeooo:rsid="0159727b" officeooo:paragraph-rsid="00135035" fo:background-color="transparent" style:font-style-asian="normal" style:font-style-complex="normal"/>
    </style:style>
    <style:style style:name="P32" style:family="paragraph" style:parent-style-name="Text_20_body">
      <style:paragraph-properties fo:text-align="justify" style:justify-single-word="false"/>
      <style:text-properties fo:font-style="normal" officeooo:rsid="0118eca3" officeooo:paragraph-rsid="00135035" fo:background-color="transparent" style:font-style-asian="normal" style:font-style-complex="normal"/>
    </style:style>
    <style:style style:name="P33" style:family="paragraph" style:parent-style-name="Text_20_body">
      <style:paragraph-properties fo:text-align="justify" style:justify-single-word="false"/>
      <style:text-properties fo:font-style="normal" officeooo:rsid="0119d4f5" officeooo:paragraph-rsid="00135035" fo:background-color="transparent" style:font-style-asian="normal" style:font-style-complex="normal"/>
    </style:style>
    <style:style style:name="P34" style:family="paragraph" style:parent-style-name="Text_20_body">
      <style:paragraph-properties fo:text-align="justify" style:justify-single-word="false"/>
      <style:text-properties fo:font-style="normal" officeooo:rsid="0121aac8" officeooo:paragraph-rsid="00135035" fo:background-color="transparent" style:font-style-asian="normal" style:font-style-complex="normal"/>
    </style:style>
    <style:style style:name="P35" style:family="paragraph" style:parent-style-name="Text_20_body">
      <style:paragraph-properties fo:text-align="justify" style:justify-single-word="false"/>
      <style:text-properties fo:font-style="normal" officeooo:rsid="012773aa" officeooo:paragraph-rsid="00135035" fo:background-color="transparent" style:font-style-asian="normal" style:font-style-complex="normal"/>
    </style:style>
    <style:style style:name="P36" style:family="paragraph" style:parent-style-name="Text_20_body">
      <style:paragraph-properties fo:text-align="justify" style:justify-single-word="false"/>
      <style:text-properties fo:font-style="normal" officeooo:rsid="01293d5e" officeooo:paragraph-rsid="00135035" fo:background-color="transparent" style:font-style-asian="normal" style:font-style-complex="normal"/>
    </style:style>
    <style:style style:name="P37" style:family="paragraph" style:parent-style-name="Text_20_body">
      <style:paragraph-properties fo:text-align="justify" style:justify-single-word="false"/>
      <style:text-properties fo:font-style="normal" officeooo:rsid="012cad3c" officeooo:paragraph-rsid="00135035" fo:background-color="transparent" style:font-style-asian="normal" style:font-style-complex="normal"/>
    </style:style>
    <style:style style:name="P38" style:family="paragraph" style:parent-style-name="Text_20_body">
      <style:paragraph-properties fo:text-align="justify" style:justify-single-word="false"/>
      <style:text-properties fo:font-style="normal" officeooo:rsid="012e28e3" officeooo:paragraph-rsid="00135035" fo:background-color="transparent" style:font-style-asian="normal" style:font-style-complex="normal"/>
    </style:style>
    <style:style style:name="P39" style:family="paragraph" style:parent-style-name="Text_20_body">
      <style:paragraph-properties fo:text-align="justify" style:justify-single-word="false"/>
      <style:text-properties fo:font-style="normal" officeooo:rsid="0108e1a2" officeooo:paragraph-rsid="00135035" fo:background-color="transparent" style:font-style-asian="normal" style:font-style-complex="normal"/>
    </style:style>
    <style:style style:name="P40" style:family="paragraph" style:parent-style-name="Text_20_body">
      <style:paragraph-properties fo:text-align="justify" style:justify-single-word="false"/>
      <style:text-properties fo:font-style="normal" officeooo:rsid="01377ace" officeooo:paragraph-rsid="00135035" fo:background-color="transparent" style:font-style-asian="normal" style:font-style-complex="normal"/>
    </style:style>
    <style:style style:name="P41" style:family="paragraph" style:parent-style-name="Text_20_body">
      <style:paragraph-properties fo:text-align="justify" style:justify-single-word="false"/>
      <style:text-properties fo:font-style="normal" officeooo:rsid="0138ac78" officeooo:paragraph-rsid="00135035" fo:background-color="transparent" style:font-style-asian="normal" style:font-style-complex="normal"/>
    </style:style>
    <style:style style:name="P42" style:family="paragraph" style:parent-style-name="Text_20_body">
      <style:paragraph-properties fo:text-align="justify" style:justify-single-word="false"/>
      <style:text-properties fo:font-style="normal" officeooo:rsid="013e8cc9" officeooo:paragraph-rsid="00135035" fo:background-color="transparent" style:font-style-asian="normal" style:font-style-complex="normal"/>
    </style:style>
    <style:style style:name="P43" style:family="paragraph" style:parent-style-name="Text_20_body">
      <style:paragraph-properties fo:text-align="justify" style:justify-single-word="false"/>
      <style:text-properties fo:font-style="normal" officeooo:rsid="013f4c2b" officeooo:paragraph-rsid="00135035" fo:background-color="transparent" style:font-style-asian="normal" style:font-style-complex="normal"/>
    </style:style>
    <style:style style:name="P44" style:family="paragraph" style:parent-style-name="Text_20_body">
      <style:paragraph-properties fo:text-align="justify" style:justify-single-word="false"/>
      <style:text-properties fo:font-style="normal" officeooo:rsid="01299d03" officeooo:paragraph-rsid="00135035" fo:background-color="transparent" style:font-style-asian="normal" style:font-style-complex="normal"/>
    </style:style>
    <style:style style:name="P45" style:family="paragraph" style:parent-style-name="Text_20_body">
      <style:paragraph-properties fo:text-align="justify" style:justify-single-word="false"/>
      <style:text-properties fo:font-style="normal" officeooo:rsid="014528d7" officeooo:paragraph-rsid="00135035" fo:background-color="transparent" style:font-style-asian="normal" style:font-style-complex="normal"/>
    </style:style>
    <style:style style:name="P46" style:family="paragraph" style:parent-style-name="Text_20_body">
      <style:paragraph-properties fo:text-align="justify" style:justify-single-word="false"/>
      <style:text-properties fo:font-style="normal" officeooo:rsid="0145cc93" officeooo:paragraph-rsid="00135035" fo:background-color="transparent" style:font-style-asian="normal" style:font-style-complex="normal"/>
    </style:style>
    <style:style style:name="P47" style:family="paragraph" style:parent-style-name="Text_20_body">
      <style:paragraph-properties fo:text-align="justify" style:justify-single-word="false"/>
      <style:text-properties fo:font-style="normal" officeooo:rsid="01583e79" officeooo:paragraph-rsid="00135035" fo:background-color="transparent" style:font-style-asian="normal" style:font-style-complex="normal"/>
    </style:style>
    <style:style style:name="P48" style:family="paragraph" style:parent-style-name="Text_20_body">
      <style:paragraph-properties fo:text-align="justify" style:justify-single-word="false"/>
      <style:text-properties fo:font-style="normal" officeooo:rsid="015c90e2" officeooo:paragraph-rsid="00135035" fo:background-color="transparent" style:font-style-asian="normal" style:font-style-complex="normal"/>
    </style:style>
    <style:style style:name="P49" style:family="paragraph" style:parent-style-name="Text_20_body">
      <style:paragraph-properties fo:text-align="justify" style:justify-single-word="false"/>
      <style:text-properties fo:font-style="normal" officeooo:rsid="015fd0d2" officeooo:paragraph-rsid="00135035" fo:background-color="transparent" style:font-style-asian="normal" style:font-style-complex="normal"/>
    </style:style>
    <style:style style:name="P50" style:family="paragraph" style:parent-style-name="Text_20_body">
      <style:paragraph-properties fo:text-align="justify" style:justify-single-word="false"/>
      <style:text-properties fo:font-style="normal" officeooo:rsid="0164a557" officeooo:paragraph-rsid="00135035" fo:background-color="transparent" style:font-style-asian="normal" style:font-style-complex="normal"/>
    </style:style>
    <style:style style:name="P51" style:family="paragraph" style:parent-style-name="Text_20_body">
      <style:paragraph-properties fo:text-align="justify" style:justify-single-word="false"/>
      <style:text-properties fo:font-style="normal" officeooo:rsid="017d31a3" officeooo:paragraph-rsid="00135035" fo:background-color="transparent" style:font-style-asian="normal" style:font-style-complex="normal"/>
    </style:style>
    <style:style style:name="P52" style:family="paragraph" style:parent-style-name="Text_20_body">
      <style:paragraph-properties fo:text-align="justify" style:justify-single-word="false"/>
      <style:text-properties fo:font-style="normal" officeooo:rsid="016b7567" officeooo:paragraph-rsid="00135035" fo:background-color="transparent" style:font-style-asian="normal" style:font-style-complex="normal"/>
    </style:style>
    <style:style style:name="P53" style:family="paragraph" style:parent-style-name="Text_20_body">
      <style:paragraph-properties fo:text-align="justify" style:justify-single-word="false"/>
      <style:text-properties fo:font-style="normal" officeooo:rsid="016dde30" officeooo:paragraph-rsid="00135035" fo:background-color="transparent" style:font-style-asian="normal" style:font-style-complex="normal"/>
    </style:style>
    <style:style style:name="P54" style:family="paragraph" style:parent-style-name="Text_20_body">
      <style:paragraph-properties fo:text-align="justify" style:justify-single-word="false"/>
      <style:text-properties fo:font-style="normal" officeooo:rsid="016c35e9" officeooo:paragraph-rsid="00135035" fo:background-color="transparent" style:font-style-asian="normal" style:font-style-complex="normal"/>
    </style:style>
    <style:style style:name="P55" style:family="paragraph" style:parent-style-name="Text_20_body">
      <style:paragraph-properties fo:text-align="justify" style:justify-single-word="false"/>
      <style:text-properties fo:font-style="normal" officeooo:rsid="0178b712" officeooo:paragraph-rsid="00135035" fo:background-color="transparent" style:font-style-asian="normal" style:font-style-complex="normal"/>
    </style:style>
    <style:style style:name="P56" style:family="paragraph" style:parent-style-name="Text_20_body">
      <style:paragraph-properties fo:text-align="justify" style:justify-single-word="false"/>
      <style:text-properties fo:font-style="normal" officeooo:rsid="0179c4c8" officeooo:paragraph-rsid="00135035" fo:background-color="transparent" style:font-style-asian="normal" style:font-style-complex="normal"/>
    </style:style>
    <style:style style:name="P57" style:family="paragraph" style:parent-style-name="Text_20_body">
      <style:paragraph-properties fo:text-align="justify" style:justify-single-word="false"/>
      <style:text-properties fo:font-style="normal" officeooo:rsid="0174a7d4" officeooo:paragraph-rsid="00135035" fo:background-color="transparent" style:font-style-asian="normal" style:font-style-complex="normal"/>
    </style:style>
    <style:style style:name="P58" style:family="paragraph" style:parent-style-name="Text_20_body">
      <style:paragraph-properties fo:text-align="justify" style:justify-single-word="false"/>
      <style:text-properties fo:font-style="normal" style:text-underline-style="solid" style:text-underline-type="double" style:text-underline-width="auto" style:text-underline-color="font-color" officeooo:rsid="00431594" officeooo:paragraph-rsid="00135035" fo:background-color="#ffff00" style:font-style-asian="normal" style:font-style-complex="normal"/>
    </style:style>
    <style:style style:name="P59" style:family="paragraph" style:parent-style-name="Text_20_body">
      <style:paragraph-properties fo:text-align="justify" style:justify-single-word="false"/>
      <style:text-properties fo:font-style="italic" officeooo:rsid="00fb9638" officeooo:paragraph-rsid="00135035" fo:background-color="transparent" style:font-style-asian="italic" style:font-style-complex="italic"/>
    </style:style>
    <style:style style:name="P60" style:family="paragraph" style:parent-style-name="Text_20_body">
      <style:paragraph-properties fo:text-align="justify" style:justify-single-word="false"/>
      <style:text-properties fo:font-style="italic" officeooo:rsid="00fc1573" officeooo:paragraph-rsid="00135035" fo:background-color="transparent" style:font-style-asian="italic" style:font-style-complex="italic"/>
    </style:style>
    <style:style style:name="P61" style:family="paragraph" style:parent-style-name="Text_20_body">
      <style:paragraph-properties fo:text-align="justify" style:justify-single-word="false"/>
      <style:text-properties fo:font-style="italic" officeooo:rsid="010057f0" officeooo:paragraph-rsid="00135035" fo:background-color="transparent" style:font-style-asian="italic" style:font-style-complex="italic"/>
    </style:style>
    <style:style style:name="P62" style:family="paragraph" style:parent-style-name="Text_20_body">
      <style:paragraph-properties fo:text-align="justify" style:justify-single-word="false"/>
      <style:text-properties fo:font-style="italic" officeooo:rsid="0111bcd4" officeooo:paragraph-rsid="00135035" fo:background-color="transparent" style:font-style-asian="italic" style:font-style-complex="italic"/>
    </style:style>
    <style:style style:name="P63" style:family="paragraph" style:parent-style-name="Text_20_body">
      <style:paragraph-properties fo:text-align="justify" style:justify-single-word="false"/>
      <style:text-properties fo:font-style="italic" officeooo:rsid="011358a9" officeooo:paragraph-rsid="00135035" fo:background-color="transparent" style:font-style-asian="italic" style:font-style-complex="italic"/>
    </style:style>
    <style:style style:name="P64" style:family="paragraph" style:parent-style-name="Text_20_body">
      <style:paragraph-properties fo:text-align="justify" style:justify-single-word="false"/>
      <style:text-properties fo:font-style="italic" officeooo:rsid="0049aeb1" officeooo:paragraph-rsid="00135035" style:font-style-asian="italic" style:font-style-complex="italic"/>
    </style:style>
    <style:style style:name="P65" style:family="paragraph" style:parent-style-name="Text_20_body">
      <style:paragraph-properties fo:text-align="justify" style:justify-single-word="false"/>
      <style:text-properties fo:font-style="italic" officeooo:rsid="002cda3c" officeooo:paragraph-rsid="00135035" style:font-style-asian="italic" style:font-style-complex="italic"/>
    </style:style>
    <style:style style:name="P66" style:family="paragraph" style:parent-style-name="Text_20_body">
      <style:paragraph-properties fo:text-align="justify" style:justify-single-word="false"/>
      <style:text-properties fo:font-style="italic" officeooo:rsid="002d3282" officeooo:paragraph-rsid="00135035" style:font-style-asian="italic" style:font-style-complex="italic"/>
    </style:style>
    <style:style style:name="P67" style:family="paragraph" style:parent-style-name="Text_20_body">
      <style:paragraph-properties fo:text-align="justify" style:justify-single-word="false"/>
      <style:text-properties officeooo:rsid="00fe0e97" officeooo:paragraph-rsid="00135035"/>
    </style:style>
    <style:style style:name="P68" style:family="paragraph" style:parent-style-name="Text_20_body">
      <style:paragraph-properties fo:text-align="justify" style:justify-single-word="false"/>
      <style:text-properties officeooo:rsid="00ff30b8" officeooo:paragraph-rsid="00135035"/>
    </style:style>
    <style:style style:name="P69" style:family="paragraph" style:parent-style-name="Text_20_body">
      <style:paragraph-properties fo:text-align="justify" style:justify-single-word="false"/>
      <style:text-properties officeooo:rsid="017c3bf5" officeooo:paragraph-rsid="00135035"/>
    </style:style>
    <style:style style:name="P70" style:family="paragraph" style:parent-style-name="Text_20_body">
      <style:paragraph-properties fo:text-align="justify" style:justify-single-word="false"/>
      <style:text-properties officeooo:paragraph-rsid="00135035"/>
    </style:style>
    <style:style style:name="P71" style:family="paragraph" style:parent-style-name="Text_20_body">
      <style:paragraph-properties fo:text-align="justify" style:justify-single-word="false"/>
      <style:text-properties officeooo:rsid="017ecbf4" officeooo:paragraph-rsid="00135035"/>
    </style:style>
    <style:style style:name="P72" style:family="paragraph" style:parent-style-name="Text_20_body">
      <style:paragraph-properties fo:text-align="center" style:justify-single-word="false"/>
      <style:text-properties officeooo:paragraph-rsid="00135035"/>
    </style:style>
    <style:style style:name="P73" style:family="paragraph" style:parent-style-name="Text_20_body">
      <style:paragraph-properties fo:text-align="justify" style:justify-single-word="false"/>
      <style:text-properties officeooo:rsid="00e29fcc" officeooo:paragraph-rsid="00135035"/>
    </style:style>
    <style:style style:name="P74" style:family="paragraph" style:parent-style-name="Text_20_body">
      <style:text-properties officeooo:rsid="0057b159" officeooo:paragraph-rsid="00135035"/>
    </style:style>
    <style:style style:name="P75" style:family="paragraph" style:parent-style-name="Text_20_body">
      <style:text-properties officeooo:rsid="006a81ce" officeooo:paragraph-rsid="00135035"/>
    </style:style>
    <style:style style:name="P76" style:family="paragraph" style:parent-style-name="Text_20_body">
      <style:text-properties officeooo:rsid="0062de02" officeooo:paragraph-rsid="00135035"/>
    </style:style>
    <style:style style:name="P77" style:family="paragraph" style:parent-style-name="Text_20_body">
      <style:text-properties officeooo:rsid="008317e6" officeooo:paragraph-rsid="00135035"/>
    </style:style>
    <style:style style:name="P78" style:family="paragraph" style:parent-style-name="Text_20_body">
      <style:text-properties officeooo:rsid="0086045d" officeooo:paragraph-rsid="00135035"/>
    </style:style>
    <style:style style:name="P79" style:family="paragraph" style:parent-style-name="Text_20_body">
      <style:text-properties officeooo:rsid="00829ff2" officeooo:paragraph-rsid="00135035"/>
    </style:style>
    <style:style style:name="P80" style:family="paragraph" style:parent-style-name="Text_20_body">
      <style:text-properties officeooo:rsid="00c73364" officeooo:paragraph-rsid="00135035" fo:background-color="#ffff00"/>
    </style:style>
    <style:style style:name="P81" style:family="paragraph" style:parent-style-name="Text_20_body">
      <style:text-properties officeooo:rsid="00c2ba05" officeooo:paragraph-rsid="00135035" fo:background-color="#ffff00"/>
    </style:style>
    <style:style style:name="P82" style:family="paragraph" style:parent-style-name="Text_20_body">
      <style:text-properties officeooo:rsid="00c6e0d4" officeooo:paragraph-rsid="00135035" fo:background-color="#ffff00"/>
    </style:style>
    <style:style style:name="P83" style:family="paragraph" style:parent-style-name="Text_20_body">
      <style:text-properties officeooo:rsid="007c05f1" officeooo:paragraph-rsid="00135035"/>
    </style:style>
    <style:style style:name="P84" style:family="paragraph" style:parent-style-name="Text_20_body">
      <style:text-properties officeooo:rsid="00653342" officeooo:paragraph-rsid="00135035"/>
    </style:style>
    <style:style style:name="P85" style:family="paragraph" style:parent-style-name="Text_20_body">
      <style:text-properties officeooo:rsid="00771a87" officeooo:paragraph-rsid="00135035"/>
    </style:style>
    <style:style style:name="P86" style:family="paragraph" style:parent-style-name="Text_20_body">
      <style:text-properties officeooo:rsid="008afce7" officeooo:paragraph-rsid="00135035"/>
    </style:style>
    <style:style style:name="P87" style:family="paragraph" style:parent-style-name="Text_20_body">
      <style:text-properties officeooo:rsid="00bf0f2e" officeooo:paragraph-rsid="00135035"/>
    </style:style>
    <style:style style:name="P88" style:family="paragraph" style:parent-style-name="Text_20_body">
      <style:text-properties officeooo:rsid="00c2ba05" officeooo:paragraph-rsid="00135035"/>
    </style:style>
    <style:style style:name="P89" style:family="paragraph" style:parent-style-name="Text_20_body">
      <style:text-properties officeooo:rsid="0091bcb0" officeooo:paragraph-rsid="00135035"/>
    </style:style>
    <style:style style:name="P90" style:family="paragraph" style:parent-style-name="Text_20_body">
      <style:text-properties officeooo:rsid="0098f74d" officeooo:paragraph-rsid="00135035"/>
    </style:style>
    <style:style style:name="P91" style:family="paragraph" style:parent-style-name="Text_20_body">
      <style:text-properties officeooo:rsid="009bd08c" officeooo:paragraph-rsid="00135035"/>
    </style:style>
    <style:style style:name="P92" style:family="paragraph" style:parent-style-name="Text_20_body">
      <style:text-properties officeooo:rsid="00a0e011" officeooo:paragraph-rsid="00135035"/>
    </style:style>
    <style:style style:name="P93" style:family="paragraph" style:parent-style-name="Text_20_body">
      <style:text-properties officeooo:rsid="00a25a4c" officeooo:paragraph-rsid="00135035"/>
    </style:style>
    <style:style style:name="P94" style:family="paragraph" style:parent-style-name="Text_20_body">
      <style:text-properties officeooo:rsid="00a57ea8" officeooo:paragraph-rsid="00135035"/>
    </style:style>
    <style:style style:name="P95" style:family="paragraph" style:parent-style-name="Text_20_body">
      <style:text-properties officeooo:rsid="00b7b032" officeooo:paragraph-rsid="00135035"/>
    </style:style>
    <style:style style:name="P96" style:family="paragraph" style:parent-style-name="Text_20_body">
      <style:text-properties officeooo:rsid="00e306d8" officeooo:paragraph-rsid="00135035"/>
    </style:style>
    <style:style style:name="P97" style:family="paragraph" style:parent-style-name="Text_20_body">
      <style:text-properties officeooo:rsid="00b85c32" officeooo:paragraph-rsid="00135035"/>
    </style:style>
    <style:style style:name="P98" style:family="paragraph" style:parent-style-name="Text_20_body">
      <style:text-properties officeooo:rsid="00c6e0d4" officeooo:paragraph-rsid="00135035"/>
    </style:style>
    <style:style style:name="P99" style:family="paragraph" style:parent-style-name="Text_20_body">
      <style:text-properties officeooo:rsid="00c8541b" officeooo:paragraph-rsid="00135035"/>
    </style:style>
    <style:style style:name="P100" style:family="paragraph" style:parent-style-name="Text_20_body">
      <style:text-properties officeooo:rsid="00b8e128" officeooo:paragraph-rsid="00135035"/>
    </style:style>
    <style:style style:name="P101" style:family="paragraph" style:parent-style-name="Text_20_body">
      <style:text-properties officeooo:rsid="00bc45f6" officeooo:paragraph-rsid="00135035"/>
    </style:style>
    <style:style style:name="P102" style:family="paragraph" style:parent-style-name="Text_20_body">
      <style:text-properties officeooo:rsid="00579543" officeooo:paragraph-rsid="00135035"/>
    </style:style>
    <style:style style:name="P103" style:family="paragraph" style:parent-style-name="Text_20_body">
      <style:text-properties officeooo:rsid="003e4239" officeooo:paragraph-rsid="00135035"/>
    </style:style>
    <style:style style:name="P104" style:family="paragraph" style:parent-style-name="Text_20_body">
      <style:paragraph-properties fo:text-align="justify" style:justify-single-word="false"/>
      <style:text-properties officeooo:rsid="0018e370" officeooo:paragraph-rsid="00135035"/>
    </style:style>
    <style:style style:name="P105" style:family="paragraph" style:parent-style-name="Text_20_body">
      <style:paragraph-properties fo:text-align="justify" style:justify-single-word="false"/>
      <style:text-properties officeooo:rsid="002e8270" officeooo:paragraph-rsid="00135035"/>
    </style:style>
    <style:style style:name="P106" style:family="paragraph" style:parent-style-name="Text_20_body">
      <style:paragraph-properties fo:text-align="justify" style:justify-single-word="false"/>
      <style:text-properties officeooo:rsid="0033f61a" officeooo:paragraph-rsid="00135035"/>
    </style:style>
    <style:style style:name="P107" style:family="paragraph" style:parent-style-name="Text_20_body">
      <style:paragraph-properties fo:text-align="justify" style:justify-single-word="false"/>
      <style:text-properties officeooo:rsid="001a0558" officeooo:paragraph-rsid="00135035"/>
    </style:style>
    <style:style style:name="P108" style:family="paragraph" style:parent-style-name="Text_20_body">
      <style:paragraph-properties fo:text-align="justify" style:justify-single-word="false"/>
      <style:text-properties officeooo:rsid="001b0292" officeooo:paragraph-rsid="00135035"/>
    </style:style>
    <style:style style:name="P109" style:family="paragraph" style:parent-style-name="Text_20_body">
      <style:paragraph-properties fo:text-align="justify" style:justify-single-word="false"/>
      <style:text-properties officeooo:rsid="0017810f" officeooo:paragraph-rsid="00135035"/>
    </style:style>
    <style:style style:name="P110" style:family="paragraph" style:parent-style-name="Text_20_body">
      <style:paragraph-properties fo:text-align="justify" style:justify-single-word="false"/>
      <style:text-properties officeooo:rsid="00210db6" officeooo:paragraph-rsid="00135035"/>
    </style:style>
    <style:style style:name="P111" style:family="paragraph" style:parent-style-name="Text_20_body">
      <style:paragraph-properties fo:text-align="justify" style:justify-single-word="false"/>
      <style:text-properties officeooo:rsid="001f7f95" officeooo:paragraph-rsid="00135035"/>
    </style:style>
    <style:style style:name="P112" style:family="paragraph" style:parent-style-name="Text_20_body">
      <style:paragraph-properties fo:text-align="justify" style:justify-single-word="false"/>
      <style:text-properties officeooo:rsid="00d31dd5" officeooo:paragraph-rsid="00135035"/>
    </style:style>
    <style:style style:name="P113" style:family="paragraph" style:parent-style-name="Text_20_body">
      <style:paragraph-properties fo:text-align="justify" style:justify-single-word="false"/>
      <style:text-properties officeooo:rsid="00d3d437" officeooo:paragraph-rsid="00135035"/>
    </style:style>
    <style:style style:name="P114" style:family="paragraph" style:parent-style-name="Text_20_body">
      <style:paragraph-properties fo:text-align="justify" style:justify-single-word="false"/>
      <style:text-properties officeooo:rsid="017ac578" officeooo:paragraph-rsid="00135035"/>
    </style:style>
    <style:style style:name="P115" style:family="paragraph" style:parent-style-name="Text_20_body">
      <style:text-properties officeooo:paragraph-rsid="00135035"/>
    </style:style>
    <style:style style:name="P116" style:family="paragraph" style:parent-style-name="Text_20_body">
      <style:paragraph-properties fo:text-align="justify" style:justify-single-word="false" fo:padding="0cm" fo:border="none" style:shadow="none" style:join-border="false"/>
      <style:text-properties officeooo:rsid="01cc20d0" officeooo:paragraph-rsid="001424c9"/>
    </style:style>
    <style:style style:name="P117" style:family="paragraph" style:parent-style-name="Text_20_body">
      <style:paragraph-properties fo:text-align="justify" style:justify-single-word="false" fo:padding="0cm" fo:border="none" style:shadow="none" style:join-border="false"/>
      <style:text-properties officeooo:rsid="01a6b956" officeooo:paragraph-rsid="001424c9"/>
    </style:style>
    <style:style style:name="P118" style:family="paragraph" style:parent-style-name="Text_20_body">
      <style:paragraph-properties fo:text-align="justify" style:justify-single-word="false" fo:padding="0cm" fo:border="none" style:shadow="none" style:join-border="false"/>
      <style:text-properties officeooo:rsid="01a11b49" officeooo:paragraph-rsid="001424c9"/>
    </style:style>
    <style:style style:name="P119" style:family="paragraph" style:parent-style-name="Text_20_body">
      <style:paragraph-properties fo:text-align="justify" style:justify-single-word="false" fo:padding="0cm" fo:border="none" style:shadow="none" style:join-border="false"/>
      <style:text-properties officeooo:rsid="01c67ebe" officeooo:paragraph-rsid="001424c9"/>
    </style:style>
    <style:style style:name="P120" style:family="paragraph" style:parent-style-name="Text_20_body">
      <style:paragraph-properties fo:text-align="justify" style:justify-single-word="false" fo:padding="0cm" fo:border="none" style:shadow="none" style:join-border="false"/>
      <style:text-properties officeooo:rsid="01c057b3" officeooo:paragraph-rsid="001424c9"/>
    </style:style>
    <style:style style:name="P121" style:family="paragraph" style:parent-style-name="Text_20_body">
      <style:paragraph-properties fo:text-align="justify" style:justify-single-word="false" fo:padding="0cm" fo:border="none" style:shadow="none" style:join-border="false"/>
      <style:text-properties officeooo:rsid="01a3bd70" officeooo:paragraph-rsid="001424c9"/>
    </style:style>
    <style:style style:name="P122" style:family="paragraph" style:parent-style-name="Text_20_body">
      <style:paragraph-properties fo:text-align="justify" style:justify-single-word="false" fo:padding="0cm" fo:border="none" style:shadow="none" style:join-border="false"/>
      <style:text-properties officeooo:rsid="01a3bad0" officeooo:paragraph-rsid="001424c9"/>
    </style:style>
    <style:style style:name="P123" style:family="paragraph" style:parent-style-name="Text_20_body">
      <style:paragraph-properties fo:text-align="justify" style:justify-single-word="false" fo:padding="0cm" fo:border="none" style:shadow="none" style:join-border="false"/>
      <style:text-properties officeooo:rsid="01c9af1a" officeooo:paragraph-rsid="001424c9"/>
    </style:style>
    <style:style style:name="P124" style:family="paragraph" style:parent-style-name="Text_20_body">
      <style:paragraph-properties fo:text-align="justify" style:justify-single-word="false" fo:padding="0cm" fo:border="none" style:shadow="none" style:join-border="false"/>
      <style:text-properties officeooo:rsid="01a7b03f" officeooo:paragraph-rsid="001424c9"/>
    </style:style>
    <style:style style:name="P125" style:family="paragraph" style:parent-style-name="Text_20_body">
      <style:paragraph-properties fo:text-align="justify" style:justify-single-word="false" fo:padding="0cm" fo:border="none" style:shadow="none" style:join-border="false"/>
      <style:text-properties officeooo:rsid="01cd80fd" officeooo:paragraph-rsid="001424c9"/>
    </style:style>
    <style:style style:name="P126" style:family="paragraph" style:parent-style-name="Text_20_body">
      <style:paragraph-properties fo:text-align="justify" style:justify-single-word="false" fo:padding="0cm" fo:border="none" style:shadow="none" style:join-border="false"/>
      <style:text-properties officeooo:rsid="01cf5913" officeooo:paragraph-rsid="001424c9"/>
    </style:style>
    <style:style style:name="P127" style:family="paragraph" style:parent-style-name="Text_20_body">
      <style:paragraph-properties fo:text-align="justify" style:justify-single-word="false" fo:padding="0cm" fo:border="none" style:shadow="none" style:join-border="false"/>
      <style:text-properties officeooo:rsid="01d259b2" officeooo:paragraph-rsid="001424c9"/>
    </style:style>
    <style:style style:name="P128" style:family="paragraph" style:parent-style-name="Text_20_body">
      <style:paragraph-properties fo:text-align="justify" style:justify-single-word="false" fo:padding="0cm" fo:border="none" style:shadow="none" style:join-border="false"/>
      <style:text-properties officeooo:rsid="01d93899" officeooo:paragraph-rsid="001424c9"/>
    </style:style>
    <style:style style:name="P129" style:family="paragraph" style:parent-style-name="Text_20_body">
      <style:paragraph-properties fo:text-align="justify" style:justify-single-word="false" fo:padding="0cm" fo:border="none" style:shadow="none" style:join-border="false"/>
      <style:text-properties officeooo:rsid="01d0fa4e" officeooo:paragraph-rsid="001424c9"/>
    </style:style>
    <style:style style:name="P130" style:family="paragraph" style:parent-style-name="Text_20_body">
      <style:paragraph-properties fo:text-align="justify" style:justify-single-word="false" fo:padding="0cm" fo:border="none" style:shadow="none" style:join-border="false"/>
      <style:text-properties officeooo:rsid="01da3806" officeooo:paragraph-rsid="001424c9"/>
    </style:style>
    <style:style style:name="P131" style:family="paragraph" style:parent-style-name="Text_20_body">
      <style:paragraph-properties fo:text-align="justify" style:justify-single-word="false" fo:padding="0cm" fo:border="none" style:shadow="none" style:join-border="false"/>
      <style:text-properties officeooo:rsid="01dd1a44" officeooo:paragraph-rsid="001424c9"/>
    </style:style>
    <style:style style:name="P132" style:family="paragraph" style:parent-style-name="Text_20_body">
      <style:paragraph-properties fo:text-align="justify" style:justify-single-word="false" fo:padding="0cm" fo:border="none" style:shadow="none" style:join-border="false"/>
      <style:text-properties officeooo:rsid="01eeb873" officeooo:paragraph-rsid="001424c9"/>
    </style:style>
    <style:style style:name="P133" style:family="paragraph" style:parent-style-name="Text_20_body">
      <style:paragraph-properties fo:text-align="justify" style:justify-single-word="false" fo:padding="0cm" fo:border="none" style:shadow="none" style:join-border="false"/>
      <style:text-properties officeooo:rsid="01eeeb7d" officeooo:paragraph-rsid="001424c9"/>
    </style:style>
    <style:style style:name="P134" style:family="paragraph" style:parent-style-name="Text_20_body">
      <style:paragraph-properties fo:text-align="justify" style:justify-single-word="false" fo:padding="0cm" fo:border="none" style:shadow="none" style:join-border="false"/>
      <style:text-properties officeooo:rsid="01f0d8ff" officeooo:paragraph-rsid="001424c9"/>
    </style:style>
    <style:style style:name="P135" style:family="paragraph" style:parent-style-name="Text_20_body">
      <style:paragraph-properties fo:text-align="justify" style:justify-single-word="false" fo:padding="0cm" fo:border="none" style:shadow="none" style:join-border="false"/>
      <style:text-properties officeooo:rsid="01f12d79" officeooo:paragraph-rsid="001424c9"/>
    </style:style>
    <style:style style:name="P136"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paragraph-rsid="001424c9" style:font-style-asian="normal" style:font-weight-asian="normal" style:font-style-complex="normal" style:font-weight-complex="normal"/>
    </style:style>
    <style:style style:name="P137"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1cd80fd" officeooo:paragraph-rsid="0015d6eb" style:font-style-asian="normal" style:font-weight-asian="normal" style:font-style-complex="normal" style:font-weight-complex="normal"/>
    </style:style>
    <style:style style:name="P138" style:family="paragraph" style:parent-style-name="Text_20_body">
      <style:paragraph-properties fo:text-align="justify" style:justify-single-word="false" fo:padding="0cm" fo:border="none" style:shadow="none" style:join-border="false"/>
      <style:text-properties fo:font-style="normal" officeooo:rsid="01cc20d0" officeooo:paragraph-rsid="001424c9" style:font-style-asian="normal" style:font-style-complex="normal"/>
    </style:style>
    <style:style style:name="P139" style:family="paragraph" style:parent-style-name="Text_20_body">
      <style:paragraph-properties fo:text-align="justify" style:justify-single-word="false" fo:padding="0cm" fo:border="none" style:shadow="none" style:join-border="false"/>
      <style:text-properties fo:font-style="normal" officeooo:rsid="0019b661" officeooo:paragraph-rsid="0019b661" style:font-style-asian="normal" style:font-style-complex="normal"/>
    </style:style>
    <style:style style:name="P140" style:family="paragraph" style:parent-style-name="Text_20_body">
      <style:paragraph-properties fo:text-align="justify" style:justify-single-word="false" fo:padding="0cm" fo:border="none" style:shadow="none" style:join-border="false"/>
      <style:text-properties fo:font-style="normal" officeooo:rsid="001a7ac3" officeooo:paragraph-rsid="001a7ac3" style:font-style-asian="normal" style:font-style-complex="normal"/>
    </style:style>
    <style:style style:name="P141" style:family="paragraph" style:parent-style-name="Text_20_body">
      <style:paragraph-properties fo:text-align="justify" style:justify-single-word="false" fo:padding="0cm" fo:border="none" style:shadow="none" style:join-border="false"/>
      <style:text-properties fo:font-style="normal" officeooo:rsid="001c8877" officeooo:paragraph-rsid="001c8877" style:font-style-asian="normal" style:font-style-complex="normal"/>
    </style:style>
    <style:style style:name="P142" style:family="paragraph" style:parent-style-name="Text_20_body">
      <style:paragraph-properties fo:text-align="justify" style:justify-single-word="false" fo:padding="0cm" fo:border="none" style:shadow="none" style:join-border="false"/>
      <style:text-properties fo:font-style="normal" officeooo:rsid="002071f9" officeooo:paragraph-rsid="002071f9" style:font-style-asian="normal" style:font-style-complex="normal"/>
    </style:style>
    <style:style style:name="P143" style:family="paragraph" style:parent-style-name="Text_20_body">
      <style:paragraph-properties fo:text-align="justify" style:justify-single-word="false" fo:padding="0cm" fo:border="none" style:shadow="none" style:join-border="false"/>
      <style:text-properties fo:font-style="normal" officeooo:rsid="00229078" officeooo:paragraph-rsid="00229078" style:font-style-asian="normal" style:font-style-complex="normal"/>
    </style:style>
    <style:style style:name="P144" style:family="paragraph" style:parent-style-name="Text_20_body">
      <style:paragraph-properties fo:text-align="justify" style:justify-single-word="false" fo:padding="0cm" fo:border="none" style:shadow="none" style:join-border="false"/>
      <style:text-properties fo:font-style="normal" officeooo:rsid="0024fff9" officeooo:paragraph-rsid="0024fff9" style:font-style-asian="normal" style:font-style-complex="normal"/>
    </style:style>
    <style:style style:name="P145" style:family="paragraph" style:parent-style-name="Text_20_body">
      <style:paragraph-properties fo:text-align="justify" style:justify-single-word="false" fo:padding="0cm" fo:border="none" style:shadow="none" style:join-border="false"/>
      <style:text-properties fo:font-style="normal" officeooo:rsid="002aa211" officeooo:paragraph-rsid="001c8877" style:font-style-asian="normal" style:font-style-complex="normal"/>
    </style:style>
    <style:style style:name="P146" style:family="paragraph" style:parent-style-name="Text_20_body">
      <style:paragraph-properties fo:text-align="justify" style:justify-single-word="false" fo:padding="0cm" fo:border="none" style:shadow="none" style:join-border="false"/>
      <style:text-properties fo:font-style="normal" officeooo:rsid="002aa211" officeooo:paragraph-rsid="002aa211" style:font-style-asian="normal" style:font-style-complex="normal"/>
    </style:style>
    <style:style style:name="P147" style:family="paragraph" style:parent-style-name="Text_20_body">
      <style:paragraph-properties fo:text-align="justify" style:justify-single-word="false" fo:padding="0cm" fo:border="none" style:shadow="none" style:join-border="false"/>
      <style:text-properties fo:font-style="normal" officeooo:rsid="002fe9e1" officeooo:paragraph-rsid="002fe9e1" style:font-style-asian="normal" style:font-style-complex="normal"/>
    </style:style>
    <style:style style:name="P148" style:family="paragraph" style:parent-style-name="Text_20_body">
      <style:paragraph-properties fo:text-align="justify" style:justify-single-word="false" fo:padding="0cm" fo:border="none" style:shadow="none" style:join-border="false"/>
      <style:text-properties fo:font-style="normal" officeooo:rsid="00321a9e" officeooo:paragraph-rsid="00321a9e" style:font-style-asian="normal" style:font-style-complex="normal"/>
    </style:style>
    <style:style style:name="P149" style:family="paragraph" style:parent-style-name="Text_20_body">
      <style:paragraph-properties fo:text-align="justify" style:justify-single-word="false" fo:padding="0cm" fo:border="none" style:shadow="none" style:join-border="false"/>
      <style:text-properties fo:font-style="normal" officeooo:rsid="003a5af1" officeooo:paragraph-rsid="003a5af1" style:font-style-asian="normal" style:font-style-complex="normal"/>
    </style:style>
    <style:style style:name="P150" style:family="paragraph" style:parent-style-name="Text_20_body">
      <style:paragraph-properties fo:text-align="justify" style:justify-single-word="false" fo:padding="0cm" fo:border="none" style:shadow="none" style:join-border="false"/>
      <style:text-properties fo:font-style="normal" officeooo:rsid="003a5af1" officeooo:paragraph-rsid="003bfce4" style:font-style-asian="normal" style:font-style-complex="normal"/>
    </style:style>
    <style:style style:name="P151" style:family="paragraph" style:parent-style-name="Text_20_body">
      <style:paragraph-properties fo:text-align="justify" style:justify-single-word="false" fo:padding="0cm" fo:border="none" style:shadow="none" style:join-border="false"/>
      <style:text-properties fo:font-style="normal" officeooo:rsid="003a92e7" officeooo:paragraph-rsid="003a92e7" style:font-style-asian="normal" style:font-style-complex="normal"/>
    </style:style>
    <style:style style:name="P152" style:family="paragraph" style:parent-style-name="Text_20_body">
      <style:paragraph-properties fo:text-align="justify" style:justify-single-word="false" fo:padding="0cm" fo:border="none" style:shadow="none" style:join-border="false"/>
      <style:text-properties fo:font-style="normal" fo:font-weight="normal" officeooo:rsid="01cd80fd" officeooo:paragraph-rsid="0015d6eb" style:font-style-asian="normal" style:font-weight-asian="normal" style:font-style-complex="normal" style:font-weight-complex="normal"/>
    </style:style>
    <style:style style:name="P153" style:family="paragraph" style:parent-style-name="Text_20_body">
      <style:paragraph-properties fo:text-align="justify" style:justify-single-word="false" fo:padding="0cm" fo:border="none" style:shadow="none" style:join-border="false"/>
      <style:text-properties fo:font-style="normal" officeooo:rsid="0028c4e3" officeooo:paragraph-rsid="0028c4e3" fo:background-color="transparent" style:font-style-asian="normal" style:font-style-complex="normal"/>
    </style:style>
    <style:style style:name="P154" style:family="paragraph" style:parent-style-name="Text_20_body">
      <style:paragraph-properties fo:text-align="justify" style:justify-single-word="false" fo:padding="0cm" fo:border="none" style:shadow="none" style:join-border="false"/>
      <style:text-properties officeooo:rsid="01cf1d6a" officeooo:paragraph-rsid="0018f17b"/>
    </style:style>
    <style:style style:name="P155" style:family="paragraph" style:parent-style-name="Text_20_body">
      <style:paragraph-properties fo:text-align="justify" style:justify-single-word="false" fo:padding="0cm" fo:border="none" style:shadow="none" style:join-border="false"/>
      <style:text-properties officeooo:rsid="001a7ac3" officeooo:paragraph-rsid="001a7ac3"/>
    </style:style>
    <style:style style:name="P156" style:family="paragraph" style:parent-style-name="Footnote">
      <style:text-properties officeooo:paragraph-rsid="0125a2a2"/>
    </style:style>
    <style:style style:name="P157"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officeooo:rsid="01cd80fd" officeooo:paragraph-rsid="00170507" style:font-style-asian="normal" style:font-weight-asian="normal" style:font-style-complex="normal" style:font-weight-complex="normal"/>
    </style:style>
    <style:style style:name="P158"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officeooo:rsid="01cd80fd" officeooo:paragraph-rsid="0015d6eb" style:font-style-asian="normal" style:font-weight-asian="normal" style:font-style-complex="normal" style:font-weight-complex="normal"/>
    </style:style>
    <style:style style:name="P1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officeooo:paragraph-rsid="00170507" style:font-style-asian="normal" style:font-weight-asian="normal" style:font-style-complex="normal" style:font-weight-complex="normal"/>
    </style:style>
    <style:style style:name="P16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officeooo:paragraph-rsid="00170507" style:font-style-asian="normal" style:font-weight-asian="normal" style:font-style-complex="normal" style:font-weight-complex="normal"/>
    </style:style>
    <style:style style:name="P161"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1cd80fd" officeooo:paragraph-rsid="00321a9e" style:font-style-asian="normal" style:font-weight-asian="normal" style:font-style-complex="normal" style:font-weight-complex="normal"/>
    </style:style>
    <style:style style:name="P162"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0321a9e" officeooo:paragraph-rsid="00321a9e" style:font-style-asian="normal" style:font-weight-asian="normal" style:font-style-complex="normal" style:font-weight-complex="normal"/>
    </style:style>
    <style:style style:name="P163"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03388a5" officeooo:paragraph-rsid="00321a9e" style:font-style-asian="normal" style:font-weight-asian="normal" style:font-style-complex="normal" style:font-weight-complex="normal"/>
    </style:style>
    <style:style style:name="P164"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0360c91" officeooo:paragraph-rsid="00321a9e" style:font-style-asian="normal" style:font-weight-asian="normal" style:font-style-complex="normal" style:font-weight-complex="normal"/>
    </style:style>
    <style:style style:name="P165"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03909c1" officeooo:paragraph-rsid="003909c1" style:font-style-asian="normal" style:font-weight-asian="normal" style:font-style-complex="normal" style:font-weight-complex="normal"/>
    </style:style>
    <style:style style:name="P166" style:family="paragraph" style:parent-style-name="Text_20_body">
      <style:paragraph-properties fo:text-align="justify" style:justify-single-word="false" fo:padding="0cm" fo:border="none" style:shadow="none" style:join-border="false"/>
      <style:text-properties fo:font-style="normal" officeooo:rsid="004387a9" officeooo:paragraph-rsid="004387a9" style:font-style-asian="normal" style:font-style-complex="normal"/>
    </style:style>
    <style:style style:name="P167" style:family="paragraph" style:parent-style-name="Text_20_body">
      <style:paragraph-properties fo:text-align="justify" style:justify-single-word="false" fo:padding="0cm" fo:border="none" style:shadow="none" style:join-border="false"/>
      <style:text-properties fo:font-style="normal" officeooo:rsid="004387a9" officeooo:paragraph-rsid="00463e58" style:font-style-asian="normal" style:font-style-complex="normal"/>
    </style:style>
    <style:style style:name="P168" style:family="paragraph" style:parent-style-name="Text_20_body">
      <style:paragraph-properties fo:text-align="justify" style:justify-single-word="false" fo:padding="0cm" fo:border="none" style:shadow="none" style:join-border="false"/>
      <style:text-properties fo:font-style="normal" officeooo:rsid="003dbcf8" officeooo:paragraph-rsid="003ed55b" style:font-style-asian="normal" style:font-style-complex="normal"/>
    </style:style>
    <style:style style:name="P169" style:family="paragraph" style:parent-style-name="Text_20_body">
      <style:paragraph-properties fo:text-align="justify" style:justify-single-word="false" fo:padding="0cm" fo:border="none" style:shadow="none" style:join-border="false"/>
      <style:text-properties fo:font-style="normal" officeooo:rsid="004b2f2c" officeooo:paragraph-rsid="004b2f2c" style:font-style-asian="normal" style:font-style-complex="normal"/>
    </style:style>
    <style:style style:name="P170" style:family="paragraph" style:parent-style-name="Text_20_body">
      <style:text-properties officeooo:rsid="003f952c" officeooo:paragraph-rsid="003ffe0a"/>
    </style:style>
    <style:style style:name="P171" style:family="paragraph" style:parent-style-name="Heading_20_3">
      <style:text-properties officeooo:paragraph-rsid="00135035"/>
    </style:style>
    <style:style style:name="P172" style:family="paragraph" style:parent-style-name="Heading_20_2">
      <style:paragraph-properties fo:text-align="center" style:justify-single-word="false"/>
      <style:text-properties officeooo:paragraph-rsid="00135035"/>
    </style:style>
    <style:style style:name="T1" style:family="text">
      <style:text-properties officeooo:rsid="002e8270"/>
    </style:style>
    <style:style style:name="T2" style:family="text">
      <style:text-properties officeooo:rsid="00d77ad5"/>
    </style:style>
    <style:style style:name="T3" style:family="text">
      <style:text-properties officeooo:rsid="003e4239"/>
    </style:style>
    <style:style style:name="T4" style:family="text">
      <style:text-properties officeooo:rsid="003f5dee"/>
    </style:style>
    <style:style style:name="T5" style:family="text">
      <style:text-properties officeooo:rsid="0037193b"/>
    </style:style>
    <style:style style:name="T6" style:family="text">
      <style:text-properties officeooo:rsid="00403967"/>
    </style:style>
    <style:style style:name="T7" style:family="text">
      <style:text-properties officeooo:rsid="00381faf"/>
    </style:style>
    <style:style style:name="T8" style:family="text">
      <style:text-properties officeooo:rsid="00d969b1"/>
    </style:style>
    <style:style style:name="T9" style:family="text">
      <style:text-properties officeooo:rsid="00fc1573"/>
    </style:style>
    <style:style style:name="T10" style:family="text">
      <style:text-properties officeooo:rsid="00e5c71e"/>
    </style:style>
    <style:style style:name="T11" style:family="text">
      <style:text-properties officeooo:rsid="00e958b2"/>
    </style:style>
    <style:style style:name="T12" style:family="text">
      <style:text-properties officeooo:rsid="00e759d5"/>
    </style:style>
    <style:style style:name="T13" style:family="text">
      <style:text-properties officeooo:rsid="00fc92cb"/>
    </style:style>
    <style:style style:name="T14" style:family="text">
      <style:text-properties officeooo:rsid="00fb9638"/>
    </style:style>
    <style:style style:name="T15" style:family="text">
      <style:text-properties fo:background-color="#ffff00" loext:char-shading-value="0"/>
    </style:style>
    <style:style style:name="T16" style:family="text">
      <style:text-properties officeooo:rsid="00ef5e0c" fo:background-color="#ffff00" loext:char-shading-value="0"/>
    </style:style>
    <style:style style:name="T17" style:family="text">
      <style:text-properties officeooo:rsid="0165cfdd" fo:background-color="#ffff00" loext:char-shading-value="0"/>
    </style:style>
    <style:style style:name="T18" style:family="text">
      <style:text-properties officeooo:rsid="016776c7" fo:background-color="#ffff00" loext:char-shading-value="0"/>
    </style:style>
    <style:style style:name="T19" style:family="text">
      <style:text-properties officeooo:rsid="004f6334" fo:background-color="#ffff00" loext:char-shading-value="0"/>
    </style:style>
    <style:style style:name="T20" style:family="text">
      <style:text-properties officeooo:rsid="0086045d" fo:background-color="#ffff00" loext:char-shading-value="0"/>
    </style:style>
    <style:style style:name="T21" style:family="text">
      <style:text-properties officeooo:rsid="00653342" fo:background-color="#ffff00" loext:char-shading-value="0"/>
    </style:style>
    <style:style style:name="T22" style:family="text">
      <style:text-properties officeooo:rsid="00980bb0" fo:background-color="#ffff00" loext:char-shading-value="0"/>
    </style:style>
    <style:style style:name="T23" style:family="text">
      <style:text-properties officeooo:rsid="00957c6e" fo:background-color="#ffff00" loext:char-shading-value="0"/>
    </style:style>
    <style:style style:name="T24" style:family="text">
      <style:text-properties officeooo:rsid="00a57ea8" fo:background-color="#ffff00" loext:char-shading-value="0"/>
    </style:style>
    <style:style style:name="T25" style:family="text">
      <style:text-properties officeooo:rsid="01eeb981" fo:background-color="#ffff00" loext:char-shading-value="0"/>
    </style:style>
    <style:style style:name="T26" style:family="text">
      <style:text-properties officeooo:rsid="003a5af1" fo:background-color="#ffff00" loext:char-shading-value="0"/>
    </style:style>
    <style:style style:name="T27" style:family="text">
      <style:text-properties officeooo:rsid="00ef5e0c"/>
    </style:style>
    <style:style style:name="T28" style:family="text">
      <style:text-properties officeooo:rsid="00f57ed6"/>
    </style:style>
    <style:style style:name="T29" style:family="text">
      <style:text-properties officeooo:rsid="00fa007a"/>
    </style:style>
    <style:style style:name="T30" style:family="text">
      <style:text-properties officeooo:rsid="01024890"/>
    </style:style>
    <style:style style:name="T31" style:family="text">
      <style:text-properties officeooo:rsid="0104de69"/>
    </style:style>
    <style:style style:name="T32" style:family="text">
      <style:text-properties officeooo:rsid="0110b648"/>
    </style:style>
    <style:style style:name="T33" style:family="text">
      <style:text-properties officeooo:rsid="0117616a"/>
    </style:style>
    <style:style style:name="T34" style:family="text">
      <style:text-properties officeooo:rsid="016118b8"/>
    </style:style>
    <style:style style:name="T35" style:family="text">
      <style:text-properties officeooo:rsid="015b30ca"/>
    </style:style>
    <style:style style:name="T36" style:family="text">
      <style:text-properties officeooo:rsid="0119d4f5"/>
    </style:style>
    <style:style style:name="T37" style:family="text">
      <style:text-properties officeooo:rsid="011e0827"/>
    </style:style>
    <style:style style:name="T38" style:family="text">
      <style:text-properties officeooo:rsid="0123ab3e"/>
    </style:style>
    <style:style style:name="T39" style:family="text">
      <style:text-properties officeooo:rsid="0124481f"/>
    </style:style>
    <style:style style:name="T40" style:family="text">
      <style:text-properties officeooo:rsid="0125a2a2"/>
    </style:style>
    <style:style style:name="T41" style:family="text">
      <style:text-properties officeooo:rsid="013ac1db"/>
    </style:style>
    <style:style style:name="T42" style:family="text">
      <style:text-properties officeooo:rsid="012cad3c"/>
    </style:style>
    <style:style style:name="T43" style:family="text">
      <style:text-properties officeooo:rsid="01377ace"/>
    </style:style>
    <style:style style:name="T44" style:family="text">
      <style:text-properties officeooo:rsid="01318f63"/>
    </style:style>
    <style:style style:name="T45" style:family="text">
      <style:text-properties officeooo:rsid="013010ef"/>
    </style:style>
    <style:style style:name="T46" style:family="text">
      <style:text-properties officeooo:rsid="013543cd"/>
    </style:style>
    <style:style style:name="T47" style:family="text">
      <style:text-properties officeooo:rsid="01464d5e"/>
    </style:style>
    <style:style style:name="T48" style:family="text">
      <style:text-properties officeooo:rsid="0138ac78"/>
    </style:style>
    <style:style style:name="T49" style:family="text">
      <style:text-properties officeooo:rsid="014788a3"/>
    </style:style>
    <style:style style:name="T50" style:family="text">
      <style:text-properties officeooo:rsid="013a8348"/>
    </style:style>
    <style:style style:name="T51" style:family="text">
      <style:text-properties officeooo:rsid="0141a935"/>
    </style:style>
    <style:style style:name="T52" style:family="text">
      <style:text-properties officeooo:rsid="014528d7"/>
    </style:style>
    <style:style style:name="T53" style:family="text">
      <style:text-properties officeooo:rsid="013f4c2b"/>
    </style:style>
    <style:style style:name="T54" style:family="text">
      <style:text-properties officeooo:rsid="0145cc93"/>
    </style:style>
    <style:style style:name="T55" style:family="text">
      <style:text-properties officeooo:rsid="014bd931"/>
    </style:style>
    <style:style style:name="T56" style:family="text">
      <style:text-properties officeooo:rsid="014db436"/>
    </style:style>
    <style:style style:name="T57" style:family="text">
      <style:text-properties officeooo:rsid="015ec2dc"/>
    </style:style>
    <style:style style:name="T58" style:family="text">
      <style:text-properties officeooo:rsid="015eb168"/>
    </style:style>
    <style:style style:name="T59" style:family="text">
      <style:text-properties officeooo:rsid="015257e1"/>
    </style:style>
    <style:style style:name="T60" style:family="text">
      <style:text-properties officeooo:rsid="014b3872"/>
    </style:style>
    <style:style style:name="T61" style:family="text">
      <style:text-properties officeooo:rsid="0148f84d"/>
    </style:style>
    <style:style style:name="T62" style:family="text">
      <style:text-properties officeooo:rsid="015c90e2"/>
    </style:style>
    <style:style style:name="T63" style:family="text">
      <style:text-properties officeooo:rsid="0176c8f1"/>
    </style:style>
    <style:style style:name="T64" style:family="text">
      <style:text-properties officeooo:rsid="0159373a"/>
    </style:style>
    <style:style style:name="T65" style:family="text">
      <style:text-properties officeooo:rsid="015d1041"/>
    </style:style>
    <style:style style:name="T66" style:family="text">
      <style:text-properties officeooo:rsid="01694011"/>
    </style:style>
    <style:style style:name="T67" style:family="text">
      <style:text-properties officeooo:rsid="015fd0d2"/>
    </style:style>
    <style:style style:name="T68" style:family="text">
      <style:text-properties officeooo:rsid="01610e17"/>
    </style:style>
    <style:style style:name="T69" style:family="text">
      <style:text-properties officeooo:rsid="0162e0be"/>
    </style:style>
    <style:style style:name="T70" style:family="text">
      <style:text-properties officeooo:rsid="016495f3"/>
    </style:style>
    <style:style style:name="T71" style:family="text">
      <style:text-properties officeooo:rsid="0165cfdd"/>
    </style:style>
    <style:style style:name="T72" style:family="text">
      <style:text-properties officeooo:rsid="01706208"/>
    </style:style>
    <style:style style:name="T73" style:family="text">
      <style:text-properties officeooo:rsid="016ea157"/>
    </style:style>
    <style:style style:name="T74" style:family="text">
      <style:text-properties officeooo:rsid="0178b712"/>
    </style:style>
    <style:style style:name="T75" style:family="text">
      <style:text-properties officeooo:rsid="016c68c1"/>
    </style:style>
    <style:style style:name="T76" style:family="text">
      <style:text-properties officeooo:rsid="01097fc3"/>
    </style:style>
    <style:style style:name="T77" style:family="text">
      <style:text-properties officeooo:rsid="00d230b3"/>
    </style:style>
    <style:style style:name="T78" style:family="text">
      <style:text-properties officeooo:rsid="010de8fd"/>
    </style:style>
    <style:style style:name="T79" style:family="text">
      <style:text-properties officeooo:rsid="0115801d"/>
    </style:style>
    <style:style style:name="T80" style:family="text">
      <style:text-properties officeooo:rsid="00d5d453"/>
    </style:style>
    <style:style style:name="T81" style:family="text">
      <style:text-properties officeooo:rsid="010f7a80"/>
    </style:style>
    <style:style style:name="T82" style:family="text">
      <style:text-properties officeooo:rsid="004f6334"/>
    </style:style>
    <style:style style:name="T83" style:family="text">
      <style:text-properties officeooo:rsid="0046a71a"/>
    </style:style>
    <style:style style:name="T84" style:family="text">
      <style:text-properties officeooo:rsid="0052bd42"/>
    </style:style>
    <style:style style:name="T85" style:family="text">
      <style:text-properties officeooo:rsid="004efe2a"/>
    </style:style>
    <style:style style:name="T86" style:family="text">
      <style:text-properties officeooo:rsid="004475ff"/>
    </style:style>
    <style:style style:name="T87" style:family="text">
      <style:text-properties officeooo:rsid="0047c459"/>
    </style:style>
    <style:style style:name="T88" style:family="text">
      <style:text-properties style:use-window-font-color="true" officeooo:rsid="0047c459" fo:background-color="#ff00cc" loext:char-shading-value="0"/>
    </style:style>
    <style:style style:name="T89" style:family="text">
      <style:text-properties style:use-window-font-color="true" fo:language="ru" fo:country="RU"/>
    </style:style>
    <style:style style:name="T90" style:family="text">
      <style:text-properties style:use-window-font-color="true" fo:language="ru" fo:country="RU" fo:font-weight="normal" style:font-weight-asian="normal" style:font-weight-complex="normal"/>
    </style:style>
    <style:style style:name="T91" style:family="text">
      <style:text-properties style:use-window-font-color="true" fo:language="ru" fo:country="RU" fo:font-weight="normal" officeooo:rsid="01cd80fd" style:font-weight-asian="normal" style:font-weight-complex="normal"/>
    </style:style>
    <style:style style:name="T92" style:family="text">
      <style:text-properties style:use-window-font-color="true" fo:language="ru" fo:country="RU" fo:font-weight="normal" officeooo:rsid="003388a5" style:font-weight-asian="normal" style:font-weight-complex="normal"/>
    </style:style>
    <style:style style:name="T93" style:family="text">
      <style:text-properties style:use-window-font-color="true" fo:language="ru" fo:country="RU" fo:font-weight="normal" officeooo:rsid="00348597" style:font-weight-asian="normal" style:font-weight-complex="normal"/>
    </style:style>
    <style:style style:name="T94" style:family="text">
      <style:text-properties style:use-window-font-color="true" fo:language="ru" fo:country="RU" fo:font-weight="normal" officeooo:rsid="00360c91" style:font-weight-asian="normal" style:font-weight-complex="normal"/>
    </style:style>
    <style:style style:name="T95" style:family="text">
      <style:text-properties style:use-window-font-color="true" fo:language="ru" fo:country="RU" fo:font-weight="normal" officeooo:rsid="00374e52" style:font-weight-asian="normal" style:font-weight-complex="normal"/>
    </style:style>
    <style:style style:name="T96" style:family="text">
      <style:text-properties style:use-window-font-color="true" fo:language="ru" fo:country="RU" fo:font-weight="normal" officeooo:rsid="003909c1" style:font-weight-asian="normal" style:font-weight-complex="normal"/>
    </style:style>
    <style:style style:name="T97" style:family="text">
      <style:text-properties style:use-window-font-color="true" fo:language="ru" fo:country="RU" fo:font-weight="normal" officeooo:rsid="003388a5" fo:background-color="#ffff00" loext:char-shading-value="0" style:font-weight-asian="normal" style:font-weight-complex="normal"/>
    </style:style>
    <style:style style:name="T98" style:family="text">
      <style:text-properties style:use-window-font-color="true" fo:language="ru" fo:country="RU" fo:font-weight="normal" officeooo:rsid="00348597" fo:background-color="#ffff00" loext:char-shading-value="0" style:font-weight-asian="normal" style:font-weight-complex="normal"/>
    </style:style>
    <style:style style:name="T99" style:family="text">
      <style:text-properties style:use-window-font-color="true" fo:language="uk" fo:country="UA"/>
    </style:style>
    <style:style style:name="T100" style:family="text">
      <style:text-properties style:use-window-font-color="true" fo:language="uk" fo:country="UA" fo:font-weight="normal" officeooo:rsid="01cd80fd" style:font-weight-asian="normal" style:font-weight-complex="normal"/>
    </style:style>
    <style:style style:name="T101" style:family="text">
      <style:text-properties officeooo:rsid="0048af3f"/>
    </style:style>
    <style:style style:name="T102" style:family="text">
      <style:text-properties officeooo:rsid="0054b361"/>
    </style:style>
    <style:style style:name="T103" style:family="text">
      <style:text-properties officeooo:rsid="0056a3ca"/>
    </style:style>
    <style:style style:name="T104" style:family="text">
      <style:text-properties officeooo:rsid="010c3641"/>
    </style:style>
    <style:style style:name="T105" style:family="text">
      <style:text-properties officeooo:rsid="006857aa"/>
    </style:style>
    <style:style style:name="T106" style:family="text">
      <style:text-properties officeooo:rsid="005ae49b"/>
    </style:style>
    <style:style style:name="T107" style:family="text">
      <style:text-properties officeooo:rsid="00598937"/>
    </style:style>
    <style:style style:name="T108" style:family="text">
      <style:text-properties officeooo:rsid="005bfeb6"/>
    </style:style>
    <style:style style:name="T109" style:family="text">
      <style:text-properties officeooo:rsid="0079400a"/>
    </style:style>
    <style:style style:name="T110" style:family="text">
      <style:text-properties officeooo:rsid="006d2b09"/>
    </style:style>
    <style:style style:name="T111" style:family="text">
      <style:text-properties officeooo:rsid="00653342"/>
    </style:style>
    <style:style style:name="T112" style:family="text">
      <style:text-properties officeooo:rsid="0084a4bf"/>
    </style:style>
    <style:style style:name="T113" style:family="text">
      <style:text-properties officeooo:rsid="00a8d305"/>
    </style:style>
    <style:style style:name="T114" style:family="text">
      <style:text-properties officeooo:rsid="00868259"/>
    </style:style>
    <style:style style:name="T115" style:family="text">
      <style:text-properties officeooo:rsid="0086045d"/>
    </style:style>
    <style:style style:name="T116" style:family="text">
      <style:text-properties officeooo:rsid="007c26ed"/>
    </style:style>
    <style:style style:name="T117" style:family="text">
      <style:text-properties officeooo:rsid="007f2b0b"/>
    </style:style>
    <style:style style:name="T118" style:family="text">
      <style:text-properties officeooo:rsid="007f353c"/>
    </style:style>
    <style:style style:name="T119" style:family="text">
      <style:text-properties officeooo:rsid="007c05f1"/>
    </style:style>
    <style:style style:name="T120" style:family="text">
      <style:text-properties officeooo:rsid="007ccc0b"/>
    </style:style>
    <style:style style:name="T121" style:family="text">
      <style:text-properties officeooo:rsid="00717ade"/>
    </style:style>
    <style:style style:name="T122" style:family="text">
      <style:text-properties officeooo:rsid="0086ecfb"/>
    </style:style>
    <style:style style:name="T123" style:family="text">
      <style:text-properties officeooo:rsid="008afce7"/>
    </style:style>
    <style:style style:name="T124" style:family="text">
      <style:text-properties officeooo:rsid="008b7b1f"/>
    </style:style>
    <style:style style:name="T125" style:family="text">
      <style:text-properties officeooo:rsid="0091bcb0"/>
    </style:style>
    <style:style style:name="T126" style:family="text">
      <style:text-properties officeooo:rsid="00957c6e"/>
    </style:style>
    <style:style style:name="T127" style:family="text">
      <style:text-properties officeooo:rsid="0092afc6"/>
    </style:style>
    <style:style style:name="T128" style:family="text">
      <style:text-properties officeooo:rsid="0099e211"/>
    </style:style>
    <style:style style:name="T129" style:family="text">
      <style:text-properties officeooo:rsid="009d03f3"/>
    </style:style>
    <style:style style:name="T130" style:family="text">
      <style:text-properties officeooo:rsid="00a0e011"/>
    </style:style>
    <style:style style:name="T131" style:family="text">
      <style:text-properties officeooo:rsid="00a11756"/>
    </style:style>
    <style:style style:name="T132" style:family="text">
      <style:text-properties officeooo:rsid="00a333da"/>
    </style:style>
    <style:style style:name="T133" style:family="text">
      <style:text-properties officeooo:rsid="00a197f4"/>
    </style:style>
    <style:style style:name="T134" style:family="text">
      <style:text-properties officeooo:rsid="00a4987e"/>
    </style:style>
    <style:style style:name="T135" style:family="text">
      <style:text-properties officeooo:rsid="00a4f31b"/>
    </style:style>
    <style:style style:name="T136" style:family="text">
      <style:text-properties officeooo:rsid="00a57ea8"/>
    </style:style>
    <style:style style:name="T137" style:family="text">
      <style:text-properties officeooo:rsid="00b50685"/>
    </style:style>
    <style:style style:name="T138" style:family="text">
      <style:text-properties officeooo:rsid="00b7b032"/>
    </style:style>
    <style:style style:name="T139" style:family="text">
      <style:text-properties officeooo:rsid="00b85c32"/>
    </style:style>
    <style:style style:name="T140" style:family="text">
      <style:text-properties officeooo:rsid="00b8e128"/>
    </style:style>
    <style:style style:name="T141" style:family="text">
      <style:text-properties officeooo:rsid="00c6e0d4"/>
    </style:style>
    <style:style style:name="T142" style:family="text">
      <style:text-properties officeooo:rsid="00c8541b"/>
    </style:style>
    <style:style style:name="T143" style:family="text">
      <style:text-properties officeooo:rsid="00bc45f6"/>
    </style:style>
    <style:style style:name="T144" style:family="text">
      <style:text-properties officeooo:rsid="00ba70a2"/>
    </style:style>
    <style:style style:name="T145" style:family="text">
      <style:text-properties officeooo:rsid="0041e85a"/>
    </style:style>
    <style:style style:name="T146" style:family="text">
      <style:text-properties officeooo:rsid="002d3282"/>
    </style:style>
    <style:style style:name="T147" style:family="text">
      <style:text-properties officeooo:rsid="0031f8e1"/>
    </style:style>
    <style:style style:name="T148" style:family="text">
      <style:text-properties officeooo:rsid="001f5954"/>
    </style:style>
    <style:style style:name="T149" style:family="text">
      <style:text-properties officeooo:rsid="001b0292"/>
    </style:style>
    <style:style style:name="T150" style:family="text">
      <style:text-properties officeooo:rsid="0023936e"/>
    </style:style>
    <style:style style:name="T151" style:family="text">
      <style:text-properties officeooo:rsid="001ef6e5"/>
    </style:style>
    <style:style style:name="T152" style:family="text">
      <style:text-properties officeooo:rsid="00d31dd5"/>
    </style:style>
    <style:style style:name="T153" style:family="text">
      <style:text-properties officeooo:rsid="01c057b3"/>
    </style:style>
    <style:style style:name="T154" style:family="text">
      <style:text-properties officeooo:rsid="01f2da73"/>
    </style:style>
    <style:style style:name="T155" style:family="text">
      <style:text-properties officeooo:rsid="01f4586c"/>
    </style:style>
    <style:style style:name="T156" style:family="text">
      <style:text-properties officeooo:rsid="01f12d79"/>
    </style:style>
    <style:style style:name="T157" style:family="text">
      <style:text-properties officeooo:rsid="01d872e6"/>
    </style:style>
    <style:style style:name="T158" style:family="text">
      <style:text-properties officeooo:rsid="01aa60c0"/>
    </style:style>
    <style:style style:name="T159" style:family="text">
      <style:text-properties officeooo:rsid="01d825e1"/>
    </style:style>
    <style:style style:name="T160" style:family="text">
      <style:text-properties officeooo:rsid="01cf5913"/>
    </style:style>
    <style:style style:name="T161" style:family="text">
      <style:text-properties officeooo:rsid="01d0fa4e"/>
    </style:style>
    <style:style style:name="T162" style:family="text">
      <style:text-properties officeooo:rsid="01d259b2"/>
    </style:style>
    <style:style style:name="T163" style:family="text">
      <style:text-properties officeooo:rsid="01d6de20"/>
    </style:style>
    <style:style style:name="T164" style:family="text">
      <style:text-properties officeooo:rsid="01cf1d6a"/>
    </style:style>
    <style:style style:name="T165" style:family="text">
      <style:text-properties officeooo:rsid="01d2d6cd"/>
    </style:style>
    <style:style style:name="T166" style:family="text">
      <style:text-properties officeooo:rsid="01d93899"/>
    </style:style>
    <style:style style:name="T167" style:family="text">
      <style:text-properties officeooo:rsid="01da3806"/>
    </style:style>
    <style:style style:name="T168" style:family="text">
      <style:text-properties officeooo:rsid="01dd1a44"/>
    </style:style>
    <style:style style:name="T169" style:family="text">
      <style:text-properties officeooo:rsid="01e87294"/>
    </style:style>
    <style:style style:name="T170" style:family="text">
      <style:text-properties officeooo:rsid="01dd8647"/>
    </style:style>
    <style:style style:name="T171" style:family="text">
      <style:text-properties officeooo:rsid="01df7cc1"/>
    </style:style>
    <style:style style:name="T172" style:family="text">
      <style:text-properties officeooo:rsid="01ea32c0"/>
    </style:style>
    <style:style style:name="T173" style:family="text">
      <style:text-properties officeooo:rsid="01ec1a91"/>
    </style:style>
    <style:style style:name="T174" style:family="text">
      <style:text-properties officeooo:rsid="01eeb981"/>
    </style:style>
    <style:style style:name="T175" style:family="text">
      <style:text-properties officeooo:rsid="01efeab2"/>
    </style:style>
    <style:style style:name="T176" style:family="text">
      <style:text-properties officeooo:rsid="01f0d8ff"/>
    </style:style>
    <style:style style:name="T177" style:family="text">
      <style:text-properties officeooo:rsid="0017d095" fo:background-color="transparent" loext:char-shading-value="0"/>
    </style:style>
    <style:style style:name="T178" style:family="text">
      <style:text-properties officeooo:rsid="01d825e1" fo:background-color="transparent" loext:char-shading-value="0"/>
    </style:style>
    <style:style style:name="T179" style:family="text">
      <style:text-properties officeooo:rsid="00199821"/>
    </style:style>
    <style:style style:name="T180" style:family="text">
      <style:text-properties officeooo:rsid="001a7ac3"/>
    </style:style>
    <style:style style:name="T181" style:family="text">
      <style:text-properties fo:font-style="normal" style:font-style-asian="normal" style:font-style-complex="normal"/>
    </style:style>
    <style:style style:name="T182" style:family="text">
      <style:text-properties fo:font-style="normal" officeooo:rsid="001b7a80" style:font-style-asian="normal" style:font-style-complex="normal"/>
    </style:style>
    <style:style style:name="T183" style:family="text">
      <style:text-properties fo:font-style="normal" officeooo:rsid="00229078" style:font-style-asian="normal" style:font-style-complex="normal"/>
    </style:style>
    <style:style style:name="T184" style:family="text">
      <style:text-properties officeooo:rsid="001c8877"/>
    </style:style>
    <style:style style:name="T185" style:family="text">
      <style:text-properties officeooo:rsid="001ee3b7"/>
    </style:style>
    <style:style style:name="T186" style:family="text">
      <style:text-properties officeooo:rsid="00229078"/>
    </style:style>
    <style:style style:name="T187" style:family="text">
      <style:text-properties officeooo:rsid="0024fff9"/>
    </style:style>
    <style:style style:name="T188" style:family="text">
      <style:text-properties officeooo:rsid="00251ea2"/>
    </style:style>
    <style:style style:name="T189" style:family="text">
      <style:text-properties officeooo:rsid="0028c4e3"/>
    </style:style>
    <style:style style:name="T190" style:family="text">
      <style:text-properties officeooo:rsid="002aa211"/>
    </style:style>
    <style:style style:name="T191" style:family="text">
      <style:text-properties officeooo:rsid="00317aaf"/>
    </style:style>
    <style:style style:name="T192" style:family="text">
      <style:text-properties officeooo:rsid="00360c91"/>
    </style:style>
    <style:style style:name="T193" style:family="text">
      <style:text-properties officeooo:rsid="003909c1"/>
    </style:style>
    <style:style style:name="T194" style:family="text">
      <style:text-properties officeooo:rsid="003a92e7"/>
    </style:style>
    <style:style style:name="T195" style:family="text">
      <style:text-properties officeooo:rsid="003fe817"/>
    </style:style>
    <style:style style:name="T196" style:family="text">
      <style:text-properties officeooo:rsid="003ffe0a"/>
    </style:style>
    <style:style style:name="T197" style:family="text">
      <style:text-properties officeooo:rsid="004387a9"/>
    </style:style>
    <style:style style:name="T198" style:family="text">
      <style:text-properties fo:font-weight="bold" style:font-weight-asian="bold" style:font-weight-complex="bold"/>
    </style:style>
    <style:style style:name="T199" style:family="text">
      <style:text-properties fo:font-weight="bold" officeooo:rsid="004387a9" style:font-weight-asian="bold" style:font-weight-complex="bold"/>
    </style:style>
    <style:style style:name="T200" style:family="text">
      <style:text-properties officeooo:rsid="004603e1"/>
    </style:style>
    <style:style style:name="T201" style:family="text">
      <style:text-properties officeooo:rsid="004835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span text:style-name="T1">А-А-А-А-А-А-А-А!!!</text:span></text:p>
      <text:p text:style-name="P1"/>
      <text:p text:style-name="P2">Небеса выплюнули из себя нечто истошно кричащее, <text:span text:style-name="T2">вертящееся</text:span> и размахивающее в беспорядке конечностями. <text:span text:style-name="T3">С</text:span> башенной площадки <text:span text:style-name="T3">з</text:span>а падением наблюдали два аликорна.</text:p>
      <text:p text:style-name="P2"/>
      <text:p text:style-name="P2">- Это определённо не пегас. И вообще не пони, - заметила старшая.</text:p>
      <text:p text:style-name="P2">- Да неужели? - саркастически отозвалась младшая. - Возлияния дешевым аппалузским <text:span text:style-name="T3">самогоном</text:span> плохо <text:span text:style-name="T3">влияют</text:span> на зрение, сестрица! Только что мимо нас пролетело нечто вроде обезьяны. И <text:span text:style-name="T4">Мы</text:span> сомнева<text:span text:style-name="T4">емся</text:span>, что за оставшееся до приземления время у неё вырастут крылья.</text:p>
      <text:p text:style-name="P3"/>
      <text:p text:style-name="P3">Вопящая фигура поравнялась с аликорницами и продолжила низвержение в пропасть.</text:p>
      <text:p text:style-name="P3"/>
      <text:p text:style-name="P1">- <text:span text:style-name="T5">Ты права, - отозвалась старшая и раскрыла крылья. - Следует перехватить это создание, пока оно не разбилось.</text:span></text:p>
      <text:p text:style-name="P2">Прыжок аликорницы с края площадки перешёл в затяжное пике, конечной целью которого была быстро приближающаяся к земле тёмная фигу<text:span text:style-name="T6">р</text:span>а.</text:p>
      <text:p text:style-name="P2"/>
      <text:p text:style-name="P2">- <text:span text:style-name="T7">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span></text:p>
      <text:p text:style-name="P2">…</text:p>
      <text:p text:style-name="P12">(события Обмена)</text:p>
      <text:p text:style-name="P4">…</text:p>
      <text:p text:style-name="P5">Четыре года спустя…</text:p>
      <text:p text:style-name="P6">…</text:p>
      <text:p text:style-name="P7">И вот ты мчишь <text:span text:style-name="T8">вниз </text:span>по <text:span text:style-name="T9">винтовой </text:span>лестнице, перепрыгивая ч<text:span text:style-name="T10">е</text:span>рез две ступеньки! Чокнутые пони <text:span text:style-name="T8">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span></text:p>
      <text:p text:style-name="P7"/>
      <text:p text:style-name="P8">Да, именно четыре года!</text:p>
      <text:p text:style-name="P8"/>
      <text:p text:style-name="P9"><text:soft-page-break/>Ибо с тех пор, как сумасшедшая рогатая лошадь вышла за тебя замуж, тебе пришлось взвалить на себя бремя принца-консорта Эквестрии.</text:p>
      <text:p text:style-name="P9"/>
      <text:p text:style-name="P13">(Краткий пересказ Обмена) </text:p>
      <text:p text:style-name="P23"/>
      <text:p text:style-name="P24">В <text:span text:style-name="T9">узком </text:span>окне <text:span text:style-name="T9">башни показался шпиль</text:span> <text:span text:style-name="T11">городской </text:span>ратуш<text:span text:style-name="T10">и</text:span>. <text:span text:style-name="T10">Я мельком глянул на башенные часы.</text:span></text:p>
      <text:p text:style-name="P24">Проклятье! Без пяти два! <text:span text:style-name="T12">Надо ускориться!</text:span></text:p>
      <text:p text:style-name="P24"/>
      <text:p text:style-name="P59">Сворачиваю с винтовой лестницы в боковой <text:span text:style-name="T13">проём</text:span> открыт<text:span text:style-name="T9">ой</text:span> галере<text:span text:style-name="T13">и</text:span>.</text:p>
      <text:p text:style-name="P24"/>
      <text:p text:style-name="P25">В далёком мире моей предыдущей жизни, воспоминания о которой уже начали покрываться пылью, я ходил в бассейн на заняти<text:span text:style-name="T14">я</text:span> по подводному плаванию. И добраться до места можно было двумя путями: по дорожке через аллею, как все, или через дырку в заборе. <text:span text:style-name="T15">И хотя </text:span><text:span text:style-name="T16">тогда я не был знаком с геометрией Римана, но сокращать расстояние между точками в пространстве научился довольно неплохо.</text:span></text:p>
      <text:p text:style-name="P14"/>
      <text:p text:style-name="P60"><text:span text:style-name="T27">Б</text:span>ыстрым бегом достигаю середины мостика, одновременно доставая моток верёвки из-за пазухи.</text:p>
      <text:p text:style-name="P14"/>
      <text:p text:style-name="P26">Вот и здесь, во дворце, после недолгого периода освоения, я проложил множество путей, альтернативных официальным <text:span text:style-name="T28">маршрутам</text:span> и красиво обустроеным дорожкам.</text:p>
      <text:p text:style-name="P27"/>
      <text:p text:style-name="P27">… Легче всего было с <text:span text:style-name="T29">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p>
      <text:p text:style-name="P27"/>
      <text:p text:style-name="P61">Перекидываю верёвку через <text:span text:style-name="T30">поручень, крепко хватаю оба конца и перешагиваю через ограждение.</text:span></text:p>
      <text:p text:style-name="P28"/>
      <text:p text:style-name="P29">Ну да, синяя параноичка пыталась объяснить <text:span text:style-name="T31">остутствие сквозного прохода в башне </text:span>“соображени<text:span text:style-name="T31">ями</text:span> фортификации”, но <text:span text:style-name="T32">тебя не проведёшь, Анон</text:span>. <text:span text:style-name="T32">Ты давно заметил садистские склонности у синей милитаристки.</text:span> <text:span text:style-name="T31">С башней Селестии-то было всё в порядке!</text:span></text:p>
      <text:p text:style-name="P15"/>
      <text:p text:style-name="P62"><text:soft-page-break/>Пять метров вниз – и я на нижней галерее. <text:span text:style-name="T33">Под взглядом ошалевшего стражника-единорога о</text:span>тпускаю один конец и вытягиваю верёвку за второй. <text:span text:style-name="T33">Дневная стража ещё не привыкла к этим моим выбрыкам, всё-таки такие “оптимизации” маршрута до сих пор я делал только в сумерках.</text:span></text:p>
      <text:p text:style-name="P62"/>
      <text:p text:style-name="P30"><text:span text:style-name="T34">Навыки скалолазания как нельзя лучше подошли к вертикальной архитектуре города-скалы. Я прямо вздохнул полной грудью, снова ощутив верёвку в руках. </text:span>Вдобавок, скоростной спуск с мостика на мостик избавля<text:span text:style-name="T34">ет</text:span>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31"/>
      <text:p text:style-name="P31"><text:span text:style-name="T35">… Гораздо т</text:span>руднее было с <text:span text:style-name="T35">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span></text:p>
      <text:p text:style-name="P31"/>
      <text:p text:style-name="P32">И, главное ж, не моя вина, что я опаздываю! В том, что мне теперь приходится прыгать с мостика на мостик, подобно ёжику Сонику, <text:span text:style-name="T36">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span></text:p>
      <text:p text:style-name="P32"/>
      <text:p text:style-name="P33">И вот ты несёшься вниз с отчётом под мышкой, стараясь успеть к приёму…</text:p>
      <text:p text:style-name="P32"/>
      <text:p text:style-name="P63">КРАК!!!<text:line-break/>…<text:span text:style-name="T37"> Бля…</text:span></text:p>
      <text:p text:style-name="P63"/>
      <text:p text:style-name="P34">Обидно <text:span text:style-name="T38">было </text:span>даже не то, что рукав <text:span text:style-name="T39">дорогущего костюма </text:span>разошёлся в подмышке <text:span text:style-name="T38">во время очередного дюльфера</text:span><text:span text:style-name="T38"><text:note text:id="ftn1" text:note-class="footnote"><text:note-citation>1</text:note-citation><text:note-body><text:p text:style-name="P156"><text:span text:style-name="T40">Дюльфер - </text:span>скоростной спуск по верёвке на крутых и отвесных стенах.</text:p></text:note-body></text:note></text:span>. <text:span text:style-name="T39">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span></text:p>
      <text:p text:style-name="P35"/>
      <text:p text:style-name="P35">Ну уж нет! Я не для того корпел над этой проклятой бумажкой <text:span text:style-name="T41">до позеленения</text:span>, чтоб так просто сдаться!</text:p>
      <text:p text:style-name="P36"/>
      <text:p text:style-name="P36"><text:soft-page-break/>Плюнув на костюм окончательно, я <text:span text:style-name="T42">покрепче зажал трос локтями и ногами и практически отпустил верёвку</text:span>. <text:span text:style-name="T42">Треск в</text:span> месте соприкосновения <text:span text:style-name="T42">ткани</text:span> о верёвку <text:span text:style-name="T42">сменился глухим шорохом. Возник запах гари и я ощутил жжение в паху.</text:span></text:p>
      <text:p text:style-name="P37">Просто шикарно! Заявиться на приём торговой миссии грифонов с поджареными яйцами – это по-нашему!</text:p>
      <text:p text:style-name="P38">В последние два метра высоты отпускаю верёвку и прыгаю на брусчатку аллеи прямо перед офигевшим стражником. С торжествующим хрипом, <text:span text:style-name="T15">хлопками сбивая искры с тлеющих штанов</text:span>, подбираю отчёт.</text:p>
      <text:p text:style-name="P38"/>
      <text:p text:style-name="P38">- Как <text:span text:style-name="T43">они </text:span>там, Блэйз? - указываю глазами на лестницу в центральный холл.</text:p>
      <text:p text:style-name="P38">- <text:span text:style-name="T43">З</text:span>ашли пятнадцать минут назад, - отвечает солнечный страж, <text:span text:style-name="T44">косясь на мои ошмётки одежды</text:span>.</text:p>
      <text:p text:style-name="P38"/>
      <text:p text:style-name="P38">Чертыхаясь, несусь к <text:span text:style-name="T45">неприметной дверце в цоколе дворца. Через пару минут, вываливаюсь из подсобки у тронного зала в ореоле веников и швабр.</text:span></text:p>
      <text:p text:style-name="P39"><text:span text:style-name="T44">Церемонимейстер, завидев меня, подпрыгивает от</text:span> нетерпения:</text:p>
      <text:p text:style-name="P39"/>
      <text:p text:style-name="P39">- Поторопись, мой <text:span text:style-name="T46">п</text:span>ринц! Доттид Лайн задержал делегацию в Розовом зале, но грифоны уже <text:span text:style-name="T44">пять</text:span> минут проявляют признаки нетерпения!</text:p>
      <text:p text:style-name="P16"/>
      <text:p text:style-name="P40">За закрытыми дверями соседнего зала доносится приближающийся гомон. <text:span text:style-name="T47">Могу только посочувствовать бедняге! Вспыльчивость грифонов может дать фору даже самомнению драконов. </text:span>С усилием освобождаю застрявшую в ведре ногу и чуть ли не падаю в тронный зал. Дверь за мной <text:span text:style-name="T48">поспешно </text:span>захлопывается…</text:p>
      <text:p text:style-name="P40"/>
      <text:p text:style-name="P40">…</text:p>
      <text:p text:style-name="P40"/>
      <text:p text:style-name="P40">Две аликорницы <text:span text:style-name="T49">недвижимо </text:span>смотрят на меня с высоты трона в центре зала. </text:p>
      <text:p text:style-name="P39"/>
      <text:p text:style-name="P41">- Анон, с тобой всё в порядке? - первой нарушает молчание Селестия. - <text:span text:style-name="T50">Твой костюм…</text:span></text:p>
      <text:p text:style-name="P41">- <text:span text:style-name="T50">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span></text:p>
      <text:p text:style-name="P41">- <text:span text:style-name="T41">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span></text:p>
      <text:p text:style-name="P41"/>
      <text:p text:style-name="P42"><text:soft-page-break/>Золотистое сияние охватывает дымящиеся лохмотья моих штанов и почти идеально сращивает их. <text:span text:style-name="T51">Белоснежное крыло обнимает меня и прижимает к мягкому боку. Тёплое дыхание щекочет ухо.</text:span></text:p>
      <text:p text:style-name="P42">- Не нервничай, дорогой, - шепчет мне Сел, - все мы немного взвинчены этой миссией.</text:p>
      <text:p text:style-name="P42"/>
      <text:p text:style-name="P43">Гомон за дверью усиливается. <text:span text:style-name="T52">Раздаются три удара древком алебарды в пол. Двери распахиваются.</text:span></text:p>
      <text:p text:style-name="P44">- <text:span text:style-name="T53">Ваши Высочества, делегация Королевства Грифонов с высочайшим Горгом Квинтаном во главе! - объявляет стражник и отходит в сторону.</text:span></text:p>
      <text:p text:style-name="P17"/>
      <text:p text:style-name="P45"><text:span text:style-name="T54">С</text:span>оветник Доттид Лайн с вымученной улыбкой <text:span text:style-name="T54">и растрёпанной гривой </text:span>выскакивает вперёд, но его бесцеремонно отпихивает в сторону <text:span text:style-name="T55">здоровенный </text:span>грифон с железным клювом. <text:span text:style-name="T56">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span></text:p>
      <text:p text:style-name="P39"/>
      <text:p text:style-name="P39">- <text:span text:style-name="T54">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span></text:p>
      <text:p text:style-name="P46"><text:span text:style-name="T57">Горг</text:span>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39"/>
      <text:p text:style-name="P39">- <text:span text:style-name="T58">Королевство Грифонов… рассчитывает… заключить торговое соглашение…</text:span></text:p>
      <text:p text:style-name="P39"/>
      <text:p text:style-name="P39">Грифон <text:span text:style-name="T59">кидает взгляд на трон и, </text:span>сверкну<text:span text:style-name="T60">в</text:span> красным глазом <text:span text:style-name="T61">сквозь монокль, </text:span>продолж<text:span text:style-name="T59">ает</text:span>.</text:p>
      <text:p text:style-name="P39">- <text:span text:style-name="T62">К</text:span>ороль Гвидо уполномочил <text:span text:style-name="T57">своего премьер-министра, Горга Квинтана</text:span> <text:span text:style-name="T61">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span></text:p>
      <text:p text:style-name="P39"/>
      <text:p text:style-name="P47">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47"/>
      <text:p text:style-name="P47">- Мне кажется, - наконец разрывает паузу <text:span text:style-name="T57">Горг</text:span>, - беседа будет более продуктивной, если мы сможем отбросить <text:span text:style-name="T58">все</text:span> формальности, - грифон комкает бумажку и прячет за крыло, - и поговорить откровенно, без галстуков.</text:p>
      <text:p text:style-name="P47"/>
      <text:p text:style-name="P47"><text:soft-page-break/>Из всех собравшихся в тронном зале, галстук есть только у меня. Но это не смущает грифона. Он указывает <text:span text:style-name="T57">когтем</text:span> на стражников и несчастного Доттид Лайна.</text:p>
      <text:p text:style-name="P47"/>
      <text:p text:style-name="P47">- Мы не могли бы <text:span text:style-name="T63">остаться </text:span>наедине, без этих… лишних ушей?</text:p>
      <text:p text:style-name="P47"/>
      <text:p text:style-name="P47">Селестия хмурится, но кивает. Стража и советник оставляют зал.</text:p>
      <text:p text:style-name="P47">- <text:span text:style-name="T64">А обезьяна? - грифон кивает на меня.</text:span></text:p>
      <text:p text:style-name="P47"/>
      <text:p text:style-name="P48">Во вгляде белой аликорницы появляется лёд.</text:p>
      <text:p text:style-name="P48">- <text:span text:style-name="T57">Не</text:span> сме<text:span text:style-name="T57">й</text:span>те оскорблять принца Эквестрии, <text:span text:style-name="T57">Горг</text:span>! Человек останется с нами!</text:p>
      <text:p text:style-name="P47"/>
      <text:p text:style-name="P48">Железный клюв пернатой скотины чуть приоткрывается в насмешливом клёкоте.</text:p>
      <text:p text:style-name="P48"/>
      <text:p text:style-name="P48">- <text:span text:style-name="T65">Да б</text:span>рос<text:span text:style-name="T58">ь</text:span>те, принцесса! <text:span text:style-name="T65">Передо мной можете не стесняться. </text:span>Ве<text:span text:style-name="T65">сь</text:span> <text:span text:style-name="T65">Эквус </text:span>зна<text:span text:style-name="T65">е</text:span>т, какова легитимность этой… этого “принца-консорта”! - прищурив один глаз и скосив на меня второй, грифон подчерк<text:span text:style-name="T58">ивает</text:span> язвительный тон сказанного. - Примату просто повезло, что он пришёлся фаворитом светлейшей особ<text:span text:style-name="T65">е</text:span>. <text:span text:style-name="T58">Мы уважаем ваш выбор, принцесса, но разговор должен стостояться без посторонних.</text:span></text:p>
      <text:p text:style-name="P48"/>
      <text:p text:style-name="P48">Гадёныш снова склон<text:span text:style-name="T57">яет</text:span> голову перед <text:span text:style-name="T65">аликорницей</text:span>, совершенно игнорируя меня.</text:p>
      <text:p text:style-name="P48">Мне <text:span text:style-name="T66">хочется</text:span> <text:span text:style-name="T65">бросить в этого мудака горшок с петуниями. Селестия, словно догадываясь, успокаивающе оглаживает меня тыльной стороной крыла.</text:span></text:p>
      <text:p text:style-name="P48"/>
      <text:p text:style-name="P48">- <text:span text:style-name="T58">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span></text:p>
      <text:p text:style-name="P48">- <text:span text:style-name="T58">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span></text:p>
      <text:p text:style-name="P48"/>
      <text:p text:style-name="P49">Я с удивлением смотрю на синюю аликорницу. Чего-чего, а помощи с этой стороны ты не ожидал, Анон!</text:p>
      <text:p text:style-name="P49"/>
      <text:p text:style-name="P48"><text:soft-page-break/>- <text:span text:style-name="T57">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span></text:p>
      <text:p text:style-name="P48">- <text:span text:style-name="T67">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но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span></text:p>
      <text:p text:style-name="P48"/>
      <text:p text:style-name="P49">Я с удовольствием наблюдаю, как кожа вокруг глаз грифона приобретает красив<text:span text:style-name="T68">ы</text:span>й фиолетовый оттенок.</text:p>
      <text:p text:style-name="P49"/>
      <text:p text:style-name="P49">- Но довольно эт<text:span text:style-name="T69">ой</text:span> светск<text:span text:style-name="T69">ой</text:span> <text:span text:style-name="T69">болтовни</text:span>! - разряжает обстановку Сел. - <text:span text:style-name="T70">Т</text:span>ы, кажется, хотел нам что-то рассказать, Горг?</text:p>
      <text:p text:style-name="P48"/>
      <text:p text:style-name="P50">Грифон оцени<text:span text:style-name="T71">вает</text:span> переход на “ты” и <text:span text:style-name="T66">чуть заметно кивает ей</text:span>. <text:span text:style-name="T71">Звякнув орденами, Горг усаживается прямо перед троном. Грифоны-спутники </text:span><text:span text:style-name="T17">(на самом деле, грифонихи – это его жёны. </text:span><text:span text:style-name="T18">Анон подружится с ними потом. И даже немного с Горгом</text:span><text:span text:style-name="T17">)</text:span><text:span text:style-name="T71">,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span></text:p>
      <text:p text:style-name="P39"/>
      <text:p text:style-name="P39">- <text:span text:style-name="T66">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span></text:p>
      <text:p text:style-name="P39"/>
      <text:p text:style-name="P51">Горг закашлялся в смехе.</text:p>
      <text:p text:style-name="P51"/>
      <text:p text:style-name="P52">- В общем, светлейшие, подытоживая: вы в крутом пике…</text:p>
      <text:p text:style-name="P52"/>
      <text:p text:style-name="P53">Г<text:span text:style-name="T72">орг</text:span> по-кошачьи выпускает когти <text:span text:style-name="T72">на лапе </text:span>и нарочито медленно ковыряется в клюве. Отвратительные <text:s/>щелчки и скрипение перемежаются с шорохом падающих на мраморный пол <text:span text:style-name="T73">остатков пищи. Я недоумённо смотрю на н</text:span>едвижны<text:span text:style-name="T73">х</text:span> Селести<text:span text:style-name="T73">ю</text:span> и Лун<text:span text:style-name="T73">у,</text:span> бесстрастно наблюдаю<text:span text:style-name="T73">щих</text:span> за <text:span text:style-name="T73">унизительной </text:span>сценой. Молчание затягивается.</text:p>
      <text:p text:style-name="P53"><text:soft-page-break/></text:p>
      <text:p text:style-name="P53"><text:span text:style-name="T72">З</text:span>рачки <text:span text:style-name="T72">грифона скачут от Селестии к Луне и обратно. Наконец он замечает моё замешательство и насмешливо клокочет.</text:span></text:p>
      <text:p text:style-name="P52"/>
      <text:p text:style-name="P54">- Теперь выслушайте наше предложение.</text:p>
      <text:p text:style-name="P54"/>
      <text:p text:style-name="P54"><text:span text:style-name="T74">Зверюга</text:span> <text:span text:style-name="T74">встаёт и </text:span>щелкает когтями. К нему тотчас подходит один из грифонов и подаёт небольшую флягу, украшенную затейливой инкрустацией. <text:span text:style-name="T74">Горг</text:span> отхлёбывает из фляги и продолжает посвежевшим голосом.</text:p>
      <text:p text:style-name="P54"/>
      <text:p text:style-name="P54">- <text:span text:style-name="T75">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сложности с драконами… А также с минотаврами… И с зебрами… И с…</text:span></text:p>
      <text:p text:style-name="P54"/>
      <text:p text:style-name="P54">- <text:span text:style-name="T74">Мы знаем, с кем у вас возникли затруднения, - подаёт голос Селестия. - Проще сказать, с кем у вас их НЕ возникло. С Эквестрией. Всё.</text:span></text:p>
      <text:p text:style-name="P54"/>
      <text:p text:style-name="P55">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54"/>
      <text:p text:style-name="P54">- <text:span text:style-name="T74">Я уполномочен королём Гвидо предложить вам участвовать в разработках серебрянных шахт в западных горах. Десять процентов полученного серебра <text:s/>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может быть, драконов…</text:span></text:p>
      <text:p text:style-name="P54"/>
      <text:p text:style-name="P56">Молчание аликорниц только подчёркивает хриплое дыхание посла.</text:p>
      <text:p text:style-name="P56"/>
      <text:p text:style-name="P5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text:p>
      <text:p text:style-name="P54"/>
      <text:p text:style-name="P57">&lt;В конце приёма Горг замечает, что принцессы неплохо держались, но Анону нехватает дипломатического опыта&gt;</text:p>
      <text:p text:style-name="P17"><text:soft-page-break/>Анон вносится в зал с двумя аликорнами и занимает своё место по левую сторону от Селестии. <text:span text:style-name="T76">Селестия и Луна сидят с непроницаемым видом. Анон закрывает дырку на штанах и тоже принимает непроницаемый вид.</text:span></text:p>
      <text:p text:style-name="P18">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58"/>
      <text:p text:style-name="P58"/>
      <text:p text:style-name="P13">...</text:p>
      <text:p text:style-name="P13"><text:span text:style-name="T77">Три дня из д</text:span>ворцов<text:span text:style-name="T77">ой</text:span> жизн<text:span text:style-name="T77">и</text:span> Анона со всеми нюансами и регалиями - <text:span text:style-name="T77">юмор</text:span>. Сел загружена делами по горло и очень уставшая.</text:p>
      <text:p text:style-name="P19"/>
      <text:p text:style-name="P19">День первый: </text:p>
      <text:p text:style-name="P20">Приём <text:span text:style-name="T78">торговой </text:span>миссии <text:span text:style-name="T78">грифонов (Анон – экономический советник)</text:span></text:p>
      <text:p text:style-name="P21">Выборы в сенат (и победа партии стороннков плоской Эквестрии)</text:p>
      <text:p text:style-name="P20"/>
      <text:p text:style-name="P20">День второй – разбор пограничного конфликта <text:span text:style-name="T78">с минотаврами</text:span>(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20"/>
      <text:p text:style-name="P20">День третий – Эквестрийский атомный проект . путч лордов-сторонников плоской Эквестрии (Селестии <text:s/><text:span text:style-name="T79">вменяют в вину плохой торговый контракт с грифонами и сдачу территорий минотаврам, а потом</text:span> стараются отрубить голову). Анон поражён ихней беспринципностью и неблагодарностью. Селестия всех милует.</text:p>
      <text:p text:style-name="P22">Селестия бесконечно счас<text:span text:style-name="T80">т</text:span>лива, что у неё есть <text:span text:style-name="T81">помощник - </text:span>Анон</text:p>
      <text:p text:style-name="P5">…</text:p>
      <text:p text:style-name="P5"><text:span text:style-name="T82">(</text:span><text:span text:style-name="T19">Анон просыпается злой и недовольный утром – один в постели. Всё утро он ноет, пока не окончен королевский приём. Он вваливается к Селестии.</text:span><text:span text:style-name="T82">)</text:span></text:p>
      <text:p text:style-name="P5"/>
      <text:p text:style-name="P10">Я ввалился в приёмную. Голова аликорницы покоилась на столе, глаза были закрыты. <text:span text:style-name="T83">При стуке двери лишь чуть дёрнулось ухо.</text:span></text:p>
      <text:p text:style-name="P10">- <text:span text:style-name="T84">Сел, меня волнует состояние наших отношений в последнее время, - начал я издалека.</text:span></text:p>
      <text:p text:style-name="P10">- <text:span text:style-name="T84">Да? - пробормотала аликорница не открывая глаз.</text:span></text:p>
      <text:p text:style-name="P11"/>
      <text:p text:style-name="P11"><text:soft-page-break/>Тут что-то не так, Анон!</text:p>
      <text:p text:style-name="P11"/>
      <text:p text:style-name="P5">- Как ты могла <text:span text:style-name="T85">вчера</text:span> заснуть во время секса?!! - <text:span text:style-name="T86">я возмущенно уставился на аликорницу.</text:span></text:p>
      <text:p text:style-name="P10">Селестия открыла один глаз и страдальчески улыбнулась.</text:p>
      <text:p text:style-name="P10">- Не принимай это на свой счёт, Анон. Мне очень хотелось спать. <text:span text:style-name="T87">Борьба с собственным сенатом отнимает все силы. Я обещаю исправиться после принятия закона о </text:span><text:span text:style-name="T88">двойном налогообложении</text:span><text:span text:style-name="T87">. Пока же постарайся не обращать внимание на это… ммм… маленькое неудобство.</text:span></text:p>
      <text:p text:style-name="P10">- <text:span text:style-name="T101">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10"/>
      <text:p text:style-name="P64">(Сел <text:span text:style-name="T102">признаётся</text:span>, что устаёт ещё и от того, что беременна. Анон в шоке. <text:span text:style-name="T103">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64"/>
      <text:h text:style-name="P172" text:outline-level="2">II</text:h>
      <text:p text:style-name="P67">&lt;Селестия расслабляется, счастливые дни → <text:span text:style-name="T104">Бунт с попыткой казни Селестии через обезглавливание. Палач необычайно учтив с Сел, но твёрд в намерениях&gt;</text:span></text:p>
      <text:h text:style-name="P172" text:outline-level="2">III</text:h>
      <text:p text:style-name="P68">&lt;Отправка Анона на Луну с Луной&gt;</text:p>
      <text:p text:style-name="P69">&lt;Сцена с голым Аноном и Луной&gt;</text:p>
      <text:h text:style-name="P172" text:outline-level="2">IV</text:h>
      <text:p text:style-name="P70"/>
      <text:h text:style-name="P172" text:outline-level="2">V</text:h>
      <text:p text:style-name="P70"/>
      <text:h text:style-name="P172" text:outline-level="2">VI</text:h>
      <text:p text:style-name="P71">Анакорн Анону: Что-то мне твоё лицо кажется знакомым. Мы раньше встречались?</text:p>
      <text:p text:style-name="P71">- Каким образом? – усмехнулся Анон.</text:p>
      <text:h text:style-name="P172" text:outline-level="2"><text:soft-page-break/>VII</text:h>
      <text:p text:style-name="P72"/>
      <text:p text:style-name="P115">Mike Oldfield - In the beginning &amp; Let there be light</text:p>
      <text:p text:style-name="P73"><text:a xlink:type="simple" xlink:href="https://www.youtube.com/watch?v=p9BoEuwuzIk" text:style-name="Internet_20_link" text:visited-style-name="Visited_20_Internet_20_Link">https://www.youtube.com/watch?v=p9BoEuwuzIk</text:a><text:line-break/></text:p>
      <text:p text:style-name="P74">Двенадцать жеребят под присмотром <text:span text:style-name="T105">учительницы</text:span> <text:span text:style-name="T106">скучали в фойе</text:span>. Экскурсовод – <text:span text:style-name="T107">высокая сухопарая кобыла-единорог в твидовом жакете c собранной в строгую буклю гривой – строго обращалась к воспитательнице.</text:span></text:p>
      <text:p text:style-name="P74">- <text:span text:style-name="T107">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74">- <text:span text:style-name="T108">Да-да, они у меня воспитанные, - вымученно улыбнулась кобыла-земнопони, задней ногой отодвинув жеребёнка от гипсового бюста.</text:span></text:p>
      <text:p text:style-name="P74">- <text:span text:style-name="T109">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109">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75"/>
      <text:p text:style-name="P75">Стайка пони <text:span text:style-name="T110">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75"/>
      <text:p text:style-name="P75">- <text:span text:style-name="T110">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text:span><text:soft-page-break/><text:span text:style-name="T110">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75"/>
      <text:p text:style-name="P74">…</text:p>
      <text:p text:style-name="P74"/>
      <text:p text:style-name="P76">- И финальная часть нашей экспозиции, - <text:span text:style-name="T111">экскурсовод тряхнула копытом в сторону одинокой скульптуры, под которую был выделен целый зал.</text:span></text:p>
      <text:p text:style-name="P77"/>
      <text:p text:style-name="P77">Скульптура знавала и лучшие времена: <text:span text:style-name="T112">на припавшей к полу фигуре было </text:span>множество выщербин и царапин, одно крыло отломано, второе покрыто сетью трещин, часть хвоста остуств<text:span text:style-name="T113">овала</text:span>, голов<text:span text:style-name="T113">у</text:span> с отбитым ухом венча<text:span text:style-name="T113">л</text:span> облом<text:span text:style-name="T113">о</text:span>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text:span text:style-name="T114">замирало</text:span> от осознания того, какой она могла бы быть до повреждений.</text:p>
      <text:p text:style-name="P77"/>
      <text:p text:style-name="P76"><text:span text:style-name="T111">- </text:span>Многие считают, что эта статуя – всё, что осталось от легендарной правительницы древней Эквестрии, принцессы Селестии. <text:span text:style-name="T115">По завершающей легенде селестианского цикла она сразилась с </text:span><text:span text:style-name="T20">Горгоном</text:span><text:span text:style-name="T115"> за право властвовать над всем Эквусом и они сразили друг друга после недели битвы.</text:span></text:p>
      <text:p text:style-name="P78">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76"/>
      <text:p text:style-name="P76">- <text:span text:style-name="T116">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76">- <text:span text:style-name="T117">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span></text:p>
      <text:p text:style-name="P76">- <text:span text:style-name="T118">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span></text:p>
      <text:p text:style-name="P76"/>
      <text:p text:style-name="P79"><text:soft-page-break/>Его взрослые товарищи фейсхуфнули. <text:span text:style-name="T119">Экскурсовод поправила очки и окинула взором присмиревшую аудиторию.</text:span></text:p>
      <text:p text:style-name="P80">&lt;Побольше про Вьюва, развернуть&gt;</text:p>
      <text:p text:style-name="P83"/>
      <text:p text:style-name="P83">- <text:span text:style-name="T120">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120">Селестии </text:span>на <text:span text:style-name="T117">престоле</text:span> Эквестрии. <text:span text:style-name="T120">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span></text:p>
      <text:p text:style-name="P83"/>
      <text:p text:style-name="P115">- <text:span text:style-name="T111">А вы сами как считаете? - перебила экскурсовода </text:span><text:span text:style-name="T21">Индиго</text:span><text:span text:style-name="T111">. - Это принцесса Селестия, или работа этого… как его… Эйр Мурпла?</text:span></text:p>
      <text:p text:style-name="P84"/>
      <text:p text:style-name="P84">Экскурсовод посмотрела на жеребёнка поверх очков и слабо улыбнулась.</text:p>
      <text:p text:style-name="P84"/>
      <text:p text:style-name="P84">- <text:span text:style-name="T115">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span></text:p>
      <text:p text:style-name="P115"/>
      <text:p text:style-name="P74">- <text:span text:style-name="T119">Тётя, а что нарисовано на этой картинке? - подёргал зубами за край жакета жеребёнок в голубой кепочке указывая на неприметную картину в углу зала.</text:span></text:p>
      <text:p text:style-name="P74">- <text:span text:style-name="T121">Дасти Нупс, веди себя прилично! - шикнула на него учительница, - немедленно вернисть в группу!</text:span></text:p>
      <text:p text:style-name="P74">- <text:span text:style-name="T121">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span></text:p>
      <text:p text:style-name="P74">- <text:span text:style-name="T122">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span></text:p>
      <text:p text:style-name="P85"><text:soft-page-break/></text:p>
      <text:p text:style-name="P85">&lt;<text:span text:style-name="T15">тут через картину с Аноном вваливается сам Анон. </text:span><text:span text:style-name="T22">Жеребята в страхе убегают, кроме Мистик Вьюва. Экскурсовод в ужасе прижимается к стенке</text:span>&gt;</text:p>
      <text:p text:style-name="P85"/>
      <text:p text:style-name="P86">Я подошёл к статуе.</text:p>
      <text:p text:style-name="P86"/>
      <text:p text:style-name="P86">- Сел…</text:p>
      <text:p text:style-name="P86"/>
      <text:p text:style-name="P86">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81">&lt;Развернуть боль Анона от осознания потери&gt;</text:p>
      <text:p text:style-name="P86"/>
      <text:p text:style-name="P86">- Ты же обещала дождаться меня…</text:p>
      <text:p text:style-name="P86"/>
      <text:p text:style-name="P87">Я поцеловал холодные губы статуи и <text:span text:style-name="T123">вышел на балкон. </text:span>П<text:span text:style-name="T123">ерегну</text:span>вшись<text:span text:style-name="T123"> через перила, </text:span>посмотрел вниз<text:span text:style-name="T123">.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span></text:p>
      <text:p text:style-name="P81">&lt;развернуть страдания Анона&gt;</text:p>
      <text:p text:style-name="P88"/>
      <text:p text:style-name="P89">Меня накрыла тень.</text:p>
      <text:p text:style-name="P89"/>
      <text:p text:style-name="P86">- Я обещала <text:span text:style-name="T124">тебя дождаться </text:span>и я выполнила своё о<text:span text:style-name="T124">б</text:span>ещание, мой маленький человек, - Селестия опустила голову мне на плечо.</text:p>
      <text:p text:style-name="P86">- <text:span text:style-name="T125">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span></text:p>
      <text:p text:style-name="P89">Селестия в ответ прижала меня к себе крылом. <text:span text:style-name="T23">Одним</text:span><text:span text:style-name="T126">.</text:span></text:p>
      <text:p text:style-name="P89"/>
      <text:p text:style-name="P86">- <text:span text:style-name="T125">Ну же, Анон, не стоит так переживать, я же сказала, что буду ждать. Когда я тебя обманывала?</text:span></text:p>
      <text:p text:style-name="P86"><text:soft-page-break/>- <text:span text:style-name="T127">Ты… Ты… Глупая ты лошадь… - бормотал я, крепче вжимаясь лицом в белоснежную шею.</text:span></text:p>
      <text:p text:style-name="P90">Аликорница только вздыхала.</text:p>
      <text:p text:style-name="P90"/>
      <text:p text:style-name="P90">Наконец я отпрянул от неё и вытер ладонью слёзы. <text:span text:style-name="T128">И снова перехватило дыхание – от ужаса.</text:span></text:p>
      <text:p text:style-name="P90">- <text:span text:style-name="T128">Сел!!!</text:span></text:p>
      <text:p text:style-name="P90">- <text:span text:style-name="T128">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span></text:p>
      <text:p text:style-name="P90"/>
      <text:p text:style-name="P91">Аликорница недовольно сморщила нос. <text:span text:style-name="T129">Я оцепенело рассматривал сломанный рог, обломок кости вместо крыла и многочисленные рваные раны, покрывавшие тело Селестии.</text:span></text:p>
      <text:p text:style-name="P91"/>
      <text:p text:style-name="P91">- <text:span text:style-name="T129">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span></text:p>
      <text:p text:style-name="P91">- <text:span text:style-name="T130">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span></text:p>
      <text:p text:style-name="P92"/>
      <text:p text:style-name="P92">Жакет упал на пол, освободив пару крыльев. К нему же отправились и очки <text:span text:style-name="T131">с зажимом для волос</text:span>. <text:span text:style-name="T132">Освобождённая грива развернулась вокруг тёмной аликорницы пышным ореолом. Луна подошла к Селестии вплотную, нос к носу.</text:span></text:p>
      <text:p text:style-name="P92"/>
      <text:p text:style-name="P92">- <text:span text:style-name="T133">Мы рады, что ты вернулась.</text:span></text:p>
      <text:p text:style-name="P92"/>
      <text:p text:style-name="P93">Коротко кивнув <text:span text:style-name="T134">и </text:span>мне, Луна отвернулась. За сухостью приветствия от меня не ускользнул быстрый жест крылом, как будто смахивающий пылинку с глаза.</text:p>
      <text:p text:style-name="P85"/>
      <text:p text:style-name="P85">…</text:p>
      <text:p text:style-name="P85"/>
      <text:p text:style-name="P85"><text:soft-page-break/>- <text:span text:style-name="T135">ЛУНА! - Селестия притянула сестру к себе, заключив в объятиях. - Я не надеялась увидеть тебя живой!</text:span></text:p>
      <text:p text:style-name="P85">- <text:span text:style-name="T136">Сестрица, право же, оставь эти нежности! Подумаешь – не виделись </text:span><text:span text:style-name="T24">десять тысяч </text:span><text:span text:style-name="T136">лет, всего-то! - пробормотала Луна и обняла, в свою очередь, Селестию.</text:span></text:p>
      <text:p text:style-name="P94">- И кто бы говорил мне о надежде… Мне, тысячи лет присматривающей за статуей, в которую превратилась моя бесталанная сестра!..</text:p>
      <text:p text:style-name="P94">- Я так скучала! Я так переживала!</text:p>
      <text:p text:style-name="P94">- Я пыталась найти способ расколдовать тебя. Увы, заклятие ещё более сильное, чем то, что сослало меня на Луну когда-то…</text:p>
      <text:p text:style-name="P94"/>
      <text:p text:style-name="P94">Я смотрел на воркующих сестёр и сердце моё оттаивало. <text:span text:style-name="T137">Всё плохое, что могло произойти, осталось в прошлом и сейчас творилось только хорошее.</text:span></text:p>
      <text:p text:style-name="P94"/>
      <text:p text:style-name="P94">- <text:span text:style-name="T138">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span></text:p>
      <text:p text:style-name="P94">- <text:span text:style-name="T138">Твоя правда, Сестра, - согласилась с ней Луна. - Я хотела сказать тебе позже, но ты сама всё поняла.</text:span></text:p>
      <text:p text:style-name="P95"/>
      <text:p text:style-name="P95">Старшая аликорница посмотрела на младшую и обе согласно кивнули.</text:p>
      <text:p text:style-name="P95"/>
      <text:p text:style-name="P95">- Анон, мы хотели бы вернуться. - Селестия с тревогой смотрела на меня. - Пойдёшь ли ты с нами?</text:p>
      <text:p text:style-name="P95">- Вернуться? Куда?</text:p>
      <text:p text:style-name="P95">- В наш изначальный мир, откуда мы пришли в Эквус. Нам нужно отдохнуть. Многотысячелетнее правление утомляет…</text:p>
      <text:p text:style-name="P95">- А потом?</text:p>
      <text:p text:style-name="P95">- Потом? Кто знает? Быть может, безмятежная тихая жизнь в уютном доме, быть может, новые миры и новые вызовы… Ты пойдёшь с нами?</text:p>
      <text:p text:style-name="P95"/>
      <text:p text:style-name="P96">Я посмотрел на небо, на облака, на солнце и улыбнулся.</text:p>
      <text:p text:style-name="P96"/>
      <text:p text:style-name="P95">-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95"><text:soft-page-break/>- Правильное решение, - кивнула Луна. - Мы рады. Как нам ни стыдно признаваться, но Мы привыкли к твоему присутствию и Нам не хватало бы твоих <text:span text:style-name="T139">тупых шуток</text:span>. </text:p>
      <text:p text:style-name="P94"/>
      <text:p text:style-name="P97">Я рассмеялся. Всё стало на свои места, как в старые добрые времена.</text:p>
      <text:p text:style-name="P97">- Тогда помчали?</text:p>
      <text:p text:style-name="P97">- Да. - Селестия повернулась к Луне. - Как в тот раз, после битвы у <text:span text:style-name="T140">Х</text:span>олодной скалы?</text:p>
      <text:p text:style-name="P97">- Да. По другому ты сейчас не сможешь.</text:p>
      <text:p text:style-name="P97"/>
      <text:p text:style-name="P97">Луна подошла вплотную к Селестии со стороны отсутствующего крыла, бок к боку, <text:span text:style-name="T140">и крепко обняла раненую аликорницу крылом.</text:span></text:p>
      <text:p text:style-name="P97">- <text:span text:style-name="T141">Проверим силы. Раз. Два. Три! - Луна взмахнула свободным крылом.</text:span></text:p>
      <text:p text:style-name="P98">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82">&lt;расписать тренировку – с виражами, кульбитами и пике&gt;</text:p>
      <text:p text:style-name="P98"/>
      <text:p text:style-name="P98">Наконец, тандем приземлился.</text:p>
      <text:p text:style-name="P97"/>
      <text:p text:style-name="P97">- <text:span text:style-name="T140">Анон, - обратилась ко мне Селестия, - Хотела бы я нести тебя сейчас… Увы – раны не позволят. Садись на Луну, пожалуйста…</text:span></text:p>
      <text:p text:style-name="P98">Луна <text:span text:style-name="T142">повернулась ко мне и нахмурилась</text:span>. <text:span text:style-name="T142">Я замялся, как школьник перед придирчивой учительницей. </text:span></text:p>
      <text:p text:style-name="P98"/>
      <text:p text:style-name="P99">Честное слово, Сел могла бы придумать что-нибудь получше, чем ездить на этой фурии, Анон!</text:p>
      <text:p text:style-name="P98"/>
      <text:p text:style-name="P98"><text:span text:style-name="T142">Внезапно </text:span>строгую морду осветила улыбка и <text:span text:style-name="T142">бирюзовый глаз подмигнул мне.</text:span></text:p>
      <text:p text:style-name="P98"/>
      <text:p text:style-name="P98">- <text:span text:style-name="T142">Ты всё ещё боишься нас, Анон. После стольких-то лет знакомства. Это забавляет. Садись!</text:span></text:p>
      <text:p text:style-name="P98"/>
      <text:p text:style-name="P97">…</text:p>
      <text:p text:style-name="P97"/>
      <text:p text:style-name="P100"><text:soft-page-break/>Мистик Вьюв – х<text:span text:style-name="T143">л</text:span>аб<text:span text:style-name="T143">л</text:span>ый! Мистик Вьюв не убе<text:span text:style-name="T143">з</text:span>ал, как <text:span text:style-name="T143">длугие</text:span>, <text:span text:style-name="T143">от</text:span> <text:span text:style-name="T143">стласного </text:span>Анон<text:span text:style-name="T143">а</text:span>! Мистик В<text:span text:style-name="T144">ь</text:span>юв <text:span text:style-name="T143">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span></text:p>
      <text:p text:style-name="P101"><text:span text:style-name="T195">Высоко</text:span>-<text:span text:style-name="T195">высоко</text:span> в небо!</text:p>
      <text:p text:style-name="P170">(Mike Oldfield – Oceania <text:s text:c="2"/><text:a xlink:type="simple" xlink:href="https://www.youtube.com/watch?v=aG-_7xXTHjk" text:style-name="Internet_20_link" text:visited-style-name="Visited_20_Internet_20_Link">https://www.youtube.com/watch?v=aG-_7xXTHjk</text:a> <text:line-break/><text:span text:style-name="T196">Mike Oldfield – Let Be The Light </text:span><text:a xlink:type="simple" xlink:href="https://www.youtube.com/watch?v=fRKmK4K6Jew" text:style-name="Internet_20_link" text:visited-style-name="Visited_20_Internet_20_Link"><text:span text:style-name="T196">https://www.youtube.com/watch?v=fRKmK4K6Jew</text:span></text:a><text:span text:style-name="T196"> </text:span>)</text:p>
      <text:p text:style-name="P97"/>
      <text:p text:style-name="P94"/>
      <text:p text:style-name="P102">===============================================================================</text:p>
      <text:p text:style-name="P115"><text:span text:style-name="T145">В пространстве с</text:span>мутно <text:span text:style-name="T145">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P115"/>
      <text:h text:style-name="P171" text:outline-level="3">Сатисфакция</text:h>
      <text:p text:style-name="P115">… <text:span text:style-name="T5">(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103">...</text:p>
      <text:p text:style-name="P65">Много лет прошло с той битвы. Я всё ещё переживаю каждый её миг, хотя воспоминания закры<text:span text:style-name="T146">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146">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66">Да будет так.</text:p>
      <text:p text:style-name="P115">...</text:p>
      <text:p text:style-name="P104">- А, так это ты меня выдумала, жопа рогатая! - я дьявольски усмехнулся. - Ну что ж, дай и мне посочинять малость! Не ты одна умеешь бумагу марать!</text:p>
      <text:p text:style-name="P105">Я хрустнул пальцами и взялся за <text:span text:style-name="T147">карандаш</text:span>…</text:p>
      <text:p text:style-name="P105">…</text:p>
      <text:p text:style-name="P105"/>
      <text:p text:style-name="P106"/>
      <text:p text:style-name="P106">…</text:p>
      <text:p text:style-name="P104"><text:soft-page-break/>-----------------------------------------------</text:p>
      <text:p text:style-name="P104">На сцену вышла лошадь и уселась за стол. По залу прокатился вздох удивления.</text:p>
      <text:p text:style-name="P104">То, что лошадь уселась по человечески, <text:span text:style-name="T148">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107">Удивительно длинные ноги <text:span text:style-name="T149">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49">о</text:span>громные <text:span text:style-name="T150">вишнёвые </text:span>глаза <text:span text:style-name="T149">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108">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109">…</text:p>
      <text:p text:style-name="P110">Эта лошадь приговаривается к смертной казни через усекновение головы!</text:p>
      <text:p text:style-name="P110">Палач пригнул голову лошади к эшафоту. <text:span text:style-name="T151">Лошадь прикрыла глаза копытами</text:span></text:p>
      <text:p text:style-name="P104">…</text:p>
      <text:p text:style-name="P111">Не дам убивать говорящую лошадь!!!</text:p>
      <text:p text:style-name="P112"/>
      <text:p text:style-name="P112">===================================</text:p>
      <text:p text:style-name="P113">Сел одно время становится наркоманкой</text:p>
      <text:p text:style-name="P113"><text:line-break/><text:line-break/></text:p>
      <text:p text:style-name="P70"><text:span text:style-name="T152"><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p>
      <text:p text:style-name="P70"><text:line-break/><text:line-break/>Другим эффектом кокса является обострение всех чувств. Клиент начинает видеть мелкие детали, на которые в <text:soft-page-break/>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line-break/><text:line-break/>К чисто физиологическим эффектам можно отнести повышение давления, потливость, повышение 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p>
      <text:p text:style-name="P70"><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line-break/><text:line-break/>Дедушка Фрейд, в молодости большой поклонник был кокоса))</text:p>
      <text:p text:style-name="P70"><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п.<text:line-break/><text:soft-pag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p>
      <text:p text:style-name="P70"><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возвращаться<text:line-break/><text:line-break/>Еще важной деталью является то, что первый раз поциент получает ОЧЕНЬ крутые ощущения. Это 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line-break/><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line-break/><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line-break/><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line-break/><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text:soft-page-break/>Peppers и Лэйн Стэйли из Alice In Chains. Ну, и невидимые миру безвестные менеджеры пачками, этих вообще не жалко.<text:lin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Забыл, как дышать и помер.<text:line-break/><text:lin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line-break/><text:soft-page-break/>Мне хотелось походить на своих кумиров — Мика Джаггера и Энди Уорхола, — рассказала певица. — Единственным способом сделать это, как мне казалось, жить так, как жили они. Я запиралась у себя в комнате, слушала музыку и поглощала кокаин.</text:p>
      <text:p text:style-name="P70"/>
      <text:p text:style-name="P70"/>
      <text:p text:style-name="P114">Coldplay – Talk</text:p>
      <text:p text:style-name="P70"><text:line-break/></text:p>
      <text:p text:style-name="P70">---------------------------------------</text:p>
      <text:p text:style-name="P117"/>
      <text:p text:style-name="P118">Сюжет:</text:p>
      <text:p text:style-name="P118">Анон лежит в психушке и ему снятся сны (чтоб их видеть, он скрывает, что не пьёт галоперидол). Во снах – отдельная сюжетная линия (временная петля). <text:span text:style-name="T153">Постепенно в мире психушки ситуация накаляется, начинается ядерный апокалипсис. Все, кроме Анона, прячутся в подвале психушки. Анон вылазит на крышу и там встречает атомный гриб. Он смеётся ему навстречу…</text:span></text:p>
      <text:p text:style-name="P118"/>
      <text:p text:style-name="P119">(с этого момента начинаются воспоминания Хумана)-&gt;</text:p>
      <text:p text:style-name="P119"/>
      <text:p text:style-name="P120">…В пламени проявляется её лик (астральный вид Сел). Она говорит ему, что их миры взаимосвязаны. В её мире тоже апокалипсис. Чтобы не допустить их в обоих мирах, она засылает Анона далеко в прошлое Эквестрии (она не может послать туда создание из своего мира, как и отправиться сама – возникнет петля времени). <text:s/>Задача Анона – отменить апокалипсис (фолаут) в Эквестрии, тем самым отменив его и в своём мире. Его задание - … (?)</text:p>
      <text:p text:style-name="P118"/>
      <text:p text:style-name="P120">Вот как раз похождения Анона в глубоком прошлом Эквестрии и снятся Анону в психушке.</text:p>
      <text:p text:style-name="P118"/>
      <text:p text:style-name="P118">-----------------</text:p>
      <text:p text:style-name="P121">Фантастические Сны <text:span text:style-name="T154">Дедлайна</text:span> из психушки – придумала Селестия, превращённая в камень. Эквестрийский Сон (с Обменом) – придумал <text:span text:style-name="T155">Дедлайн</text:span> в ответ. Это и есть великий Обмен.</text:p>
      <text:p text:style-name="P118">-----------------</text:p>
      <text:p text:style-name="P118"/>
      <text:p text:style-name="P118"/>
      <text:p text:style-name="P123"><text:soft-page-break/>===========================================</text:p>
      <text:p text:style-name="P123"/>
      <text:p text:style-name="P123">&lt;Сцена в туалете психушки. У <text:span text:style-name="T156">Дедлайна</text:span> стреляют сигареты. Слышен диктор из динамика – он сообщает об ухудшении международной обстановки. <text:span text:style-name="T157">Римский папа призывает отказаться от ядерного оружия</text:span>)&gt;</text:p>
      <text:p text:style-name="P117"/>
      <text:p text:style-name="P123">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в положение “открыто”. Краткие минуты полного уединения от себе подобных закончились.</text:p>
      <text:p text:style-name="P117">- <text:span text:style-name="T157">Дедлайн, курево не долганёшь?</text:span></text:p>
      <text:p text:style-name="P117"/>
      <text:p text:style-name="P117"/>
      <text:p text:style-name="P117"/>
      <text:p text:style-name="P117"/>
      <text:p text:style-name="P117"/>
      <text:p text:style-name="P117"/>
      <text:p text:style-name="P117"/>
      <text:p text:style-name="P117"/>
      <text:p text:style-name="P124">(Анон просыпается во временной петле в далёком прошлом Эквестрии, когда ещё аликорны не пришли к власти и самой Эквестрии не было – его отбросило в прошлое в результате магической битвы, в которой <text:span text:style-name="T158">сама </text:span>Сел стала статуей, <text:span text:style-name="T158">а Луну закинуло на луну</text:span>).</text:p>
      <text:p text:style-name="P122"/>
      <text:p text:style-name="P122">Сон 2:</text:p>
      <text:p text:style-name="P122"/>
      <text:p text:style-name="P122">Сон 3:</text:p>
      <text:p text:style-name="P122"/>
      <text:p text:style-name="P122">Сон 4:</text:p>
      <text:p text:style-name="P122">Сон 5:</text:p>
      <text:p text:style-name="P122"/>
      <text:p text:style-name="P122">Сборка в Эквестрии</text:p>
      <text:p text:style-name="P122"/>
      <text:p text:style-name="P122"><text:soft-page-break/></text:p>
      <text:p text:style-name="P116">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116">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116">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116">Я закрыл глаза, запрокинул голову и засмеялся. И смеялся до тех пор, пока сияние не выжгло мне глаза.</text:p>
      <text:p text:style-name="P125">.</text:p>
      <text:p text:style-name="P125">.</text:p>
      <text:p text:style-name="P125">.</text:p>
      <text:p text:style-name="P152"><text:span text:style-name="T89">Сияние. </text:span><text:span text:style-name="T99">Оно п</text:span><text:span text:style-name="T89">овсюду. </text:span><text:span text:style-name="T99">Нет верха и низа, нет направлений и расстояний. Нет м</text:span><text:span text:style-name="T89">ыслей. Нет чувств. Нет времени. Есть только бесконечное сияние.</text:span></text:p>
      <text:p text:style-name="P160">В какой-то момент пришло осознание.</text:p>
      <text:p text:style-name="P159"/>
      <text:p text:style-name="P15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37"/>
      <text:p text:style-name="P152">В абсолютном, всепоглощающем сиянии стали проступать очертания.</text:p>
      <text:p text:style-name="P152"/>
      <text:p text:style-name="P154">Длинный рог… <text:span text:style-name="T159">Переливающийся каскад </text:span>волн <text:span text:style-name="T177">необъятной</text:span><text:span text:style-name="T178"> </text:span>гривы… <text:span text:style-name="T159">Огромные, бессильно распростёртые по полу крылья…. </text:span>Пронзительный взгляд <text:span text:style-name="T179">вишнёвых</text:span> глаз <text:span text:style-name="T160">из-под скрывающей полморды чёлки.</text:span></text:p>
      <text:p text:style-name="P125"/>
      <text:p text:style-name="P125">- <text:span text:style-name="T160">Ты всё же пришёл… Мне хватило сил призвать тебя, Проводник… Кха-кха-кха…</text:span></text:p>
      <text:p text:style-name="P126"><text:span text:style-name="T161">Она</text:span> выкашляла пару клубов <text:span text:style-name="T161">неестественно-</text:span>ярко<text:span text:style-name="T161">го </text:span>розового дыма.</text:p>
      <text:p text:style-name="P126"/>
      <text:p text:style-name="P126">- <text:span text:style-name="T162">Буду говорить кратко, потому что время моё подходит к концу… Сестра уже ушла, и мне тоже осталось недолго. Эта розовая отрава съедает меня изнутри.</text:span></text:p>
      <text:p text:style-name="P126"><text:soft-page-break/></text:p>
      <text:p text:style-name="P127">Окружающий мир сфокусировался достаточно, чтобы я смог разглядеть <text:span text:style-name="T163">в розовом тумане </text:span>к<text:span text:style-name="T164">аменные перила широкого балкона, с</text:span>т<text:span text:style-name="T164">ройные иглы высоких башень на заднем плане… </text:span>и <text:span text:style-name="T165">лежащее у ног моей собеседницы тело, </text:span>похоже<text:span text:style-name="T165">е</text:span> на <text:span text:style-name="T165">неё</text:span>, только меньших размеров и тёмного окраса.</text:p>
      <text:p text:style-name="P127"/>
      <text:p text:style-name="P127">- <text:span text:style-name="T166">Проводник… Мой мир сгорает в пламени чудовищной войны…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span></text:p>
      <text:p text:style-name="P127"/>
      <text:p text:style-name="P128">Копыто крылатой единорожихи поехало по плитке пола, но, собравшись с силами, она выпрямилась.</text:p>
      <text:p text:style-name="P127"/>
      <text:p text:style-name="P126">- <text:span text:style-name="T161">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 </text:span></text:p>
      <text:p text:style-name="P126"/>
      <text:p text:style-name="P129">Я молча вытянул руку перед собой и уставился на ладонь. Глаза работали, как новенькие, я чётко различал каждую бороздку на подушечке большого пальца. <text:span text:style-name="T167">Я ущипнул себя за нос.</text:span></text:p>
      <text:p text:style-name="P130">Больно, блин!</text:p>
      <text:p text:style-name="P130"/>
      <text:p text:style-name="P130">- … <text:span text:style-name="T168">я поместила в неё часть своей души. Силы, хранящейся в ней, достаточно, чтобы уничтожить источник магии моего мира, - продолжала единорожиха, покачиваясь от наряжения. - Магии, что в конечном итоге принесла моему народу только смерть и разрушение, кха-кха…</text:span></text:p>
      <text:p text:style-name="P130"/>
      <text:p text:style-name="P131">Перед единорожихой парила в пространстве <text:span text:style-name="T169">маленькая фигурка</text:span> её самой – с рогом, крыльями и переливающейся гривой. Но, в отличие от бессильно спадающ<text:span text:style-name="T169">их</text:span> <text:span text:style-name="T170">к</text:span> полу <text:span text:style-name="T169">локонов</text:span> моей собеседницы, грива статуэтки плавно реяла в воздухе, развеваемая не<text:span text:style-name="T171">зримым</text:span> эфиром.</text:p>
      <text:p text:style-name="P131"/>
      <text:p text:style-name="P129">- <text:span text:style-name="T168">Я перенесу тебя в то время, когда мой мир был ещё молод, чтобы мои подданные научились жить без магии. Когда ты окажешься там, ты должен…</text:span></text:p>
      <text:p text:style-name="P129">- <text:span text:style-name="T172">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span></text:p>
      <text:p text:style-name="P129"><text:soft-page-break/>- <text:span text:style-name="T172">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span></text:p>
      <text:p text:style-name="P129">- <text:span text:style-name="T173">Не знаю. Я не успел понять, - пожал я плечами, - ты слишком рано забрала меня из психушки.</text:span></text:p>
      <text:p text:style-name="P129"/>
      <text:p text:style-name="P132">Магическая лошадь (или аликорн, как она себя назвала) запнулась. Я остолбенело смотрел, как кончик её крыла начал плавиться, <text:span text:style-name="T174">стекая</text:span> на плиты пола розоватой струйкой.</text:p>
      <text:p text:style-name="P132"/>
      <text:p text:style-name="P132">-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132"/>
      <text:p text:style-name="P132">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32"/>
      <text:p text:style-name="P132">- Источник магии расположен в глубокой пещере в <text:span text:style-name="T175">&lt;</text:span>скале Кантерлота<text:span text:style-name="T175">&gt;&lt;Вечнодиком лесу&gt;</text:span>. Вход в пещеру ты найдёшь у <text:span text:style-name="T15">основания большого водопада на западном склоне скалы. Я не знаю, какой тебе дать ориентир на кантерлотскую скалу</text:span>. В это время я была совсем мала и не помню местности вокруг, - аликорница задумалась. <text:span text:style-name="T174">Потом её морду осветило озарение. - </text:span><text:span text:style-name="T25">В то время её называли “Дрогонштерн”</text:span><text:span text:style-name="T174">. Мы часто резвились с сестрой в окрестностях.</text:span></text:p>
      <text:p text:style-name="P132"/>
      <text:p text:style-name="P133">Слеза скатилась с морды аликорницы и она стёрла её сгибом крыла, <text:span text:style-name="T175">размазывая розоватое желе по скуле</text:span>.</text:p>
      <text:p text:style-name="P133"/>
      <text:p text:style-name="P133">- <text:span text:style-name="T176">Помоги мне, Проводник! Ради моих маленьких пони…</text:span></text:p>
      <text:p text:style-name="P133"/>
      <text:p text:style-name="P134">Магическая лошадь заходится в продолжительном кашле, струйки розоватой слизи стекают с её крыльев <text:s/>и хвоста, собираясь в лужицы на полу.</text:p>
      <text:p text:style-name="P134">Склонившаяся над безжизненным телом фигура тает в розовом тумане… </text:p>
      <text:p text:style-name="P133"/>
      <text:p text:style-name="P135">===========================================================</text:p>
      <text:p text:style-name="P136">.</text:p>
      <text:p text:style-name="P136"><text:soft-page-break/>.</text:p>
      <text:p text:style-name="P136">.</text:p>
      <text:p text:style-name="P158">Я открываю глаза и вижу фигуру в голубом.</text:p>
      <text:p text:style-name="P138"/>
      <text:p text:style-name="P139">- Быстро! За мной! - <text:span text:style-name="T180">торопливо </text:span>шепчет мне она.</text:p>
      <text:p text:style-name="P140">Я послушно ползу среди костей и раздавленных черепов за голубой… пони? Пони? Какой ещё, к дьяволу, пони?</text:p>
      <text:p text:style-name="P140">- Пегаской! - шипит, оборачиваясь, она.</text:p>
      <text:p text:style-name="P140"/>
      <text:p text:style-name="P140">Видно, последние слова я произнёс вслух. И, да, теперь я замечаю у поняхи два аккуратно сложенных на спине крыла.</text:p>
      <text:p text:style-name="P140">Черепа… Кости… Пегаска… Чушь какая-то!</text:p>
      <text:p text:style-name="P140"/>
      <text:p text:style-name="P155"><text:span text:style-name="T183">Поняха</text:span><text:span text:style-name="T181">, тем временем, юрко забилась под камень, в какую-то щель. Я озадаченно застыл перед </text:span><text:span text:style-name="T182">пещеркой</text:span><text:span text:style-name="T181">, </text:span><text:span text:style-name="T182">не решаясь ползти дальше</text:span><text:span text:style-name="T181">. Через мгновение злая мордаха поньки появилась в проёме, схватила меня зубами за шиворот и затащила внутрь.</text:span></text:p>
      <text:p text:style-name="P140"/>
      <text:p text:style-name="P140">- Какого чё…?!!</text:p>
      <text:p text:style-name="P140">- Тс-с-с! - сумасшедшая <text:span text:style-name="T186">пегаска</text:span> <text:s/>прижала одно копыто себе к губам, а вторым заткнула мне рот. - <text:span text:style-name="T193">Тише! Он с минуты на минуту появится! И слух у него очень чуткий!</text:span></text:p>
      <text:p text:style-name="P140">- <text:span text:style-name="T184">Появится кто? - спросил я, потирая ушибленную о каменный свод макушку.</text:span></text:p>
      <text:p text:style-name="P140"/>
      <text:p text:style-name="P141">Ответить <text:span text:style-name="T185">поняха</text:span>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text:span text:style-name="T185">В последовавшем затем приглушенном рокоте я угадал дыхание огромного существа. Мне стало нехорошо.</text:span></text:p>
      <text:p text:style-name="P141"/>
      <text:p text:style-name="P142">Я пригнулся к уху поньки и еле слышно прошептал:</text:p>
      <text:p text:style-name="P142">- Кто это?</text:p>
      <text:p text:style-name="P142">- Агамемнон, - так же, едва шевеля губами, прошептала поняха. - Он сегодня голодный, <text:span text:style-name="T193">остался без обеда</text:span>. И у него хороший слух.</text:p>
      <text:p text:style-name="P143"><text:soft-page-break/></text:p>
      <text:p text:style-name="P143">Я снова почесал ушибленный лоб</text:p>
      <text:p text:style-name="P141">- <text:span text:style-name="T186">Мне это имя вообще ничего не говорит.</text:span></text:p>
      <text:p text:style-name="P141"/>
      <text:p text:style-name="P144">Пегаска <text:span text:style-name="T189">критически</text:span> осмотрела меня.</text:p>
      <text:p text:style-name="P141">- <text:span text:style-name="T187">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Может, ему гормонами мозги отшибло?</text:span></text:p>
      <text:p text:style-name="P153">Пегаска попробовала было потрогать меня в паху, но я <text:span text:style-name="T190">с возмущением</text:span> отбросил её копыто.</text:p>
      <text:p text:style-name="P141">- <text:span text:style-name="T188">Ты с Луны, что ли, свалился? - наконец, прервала этот хамоватый монолог она. - Не знают Агамемнона тут только жеребята-сосунки. Ну, ещё те костомахи, мимо которых мы только что ползли. И то, насчёт последних я не уверена.</text:span></text:p>
      <text:p text:style-name="P141"/>
      <text:p text:style-name="P147">От беспокойной возни снаружи скала задрожала. Кто-то шумно зевнул и с металлическим скрежетом почесался.</text:p>
      <text:p text:style-name="P147"/>
      <text:p text:style-name="P145">- <text:span text:style-name="T191">Так откуда ты? - пытливо спросила поняха.</text:span></text:p>
      <text:p text:style-name="P145">- <text:span text:style-name="T191">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span></text:p>
      <text:p text:style-name="P148">Я закрыл глаза и сосредоточился…</text:p>
      <text:p text:style-name="P148"/>
      <text:p text:style-name="P148">Сияние… <text:span text:style-name="T100">Оно п</text:span><text:span text:style-name="T91">овсюду. </text:span><text:span text:style-name="T100">Нет верха и низа, нет направлений и расстояний. Нет м</text:span><text:span text:style-name="T91">ыслей. Нет чувств. Нет времени. Есть только бесконечное сияние…</text:span></text:p>
      <text:p text:style-name="P161"/>
      <text:p text:style-name="P148"><text:span text:style-name="T91">- </text:span><text:span text:style-name="T90">Не помню.</text:span></text:p>
      <text:p text:style-name="P162">- Что? - удивилась поняха. - Не помнишь, где твой дом?</text:p>
      <text:p text:style-name="P148"><text:span text:style-name="T90">- </text:span><text:span text:style-name="T92">Нет.</text:span></text:p>
      <text:p text:style-name="P163">- А кто ты — помнишь?</text:p>
      <text:p text:style-name="P163">- Нет.</text:p>
      <text:p text:style-name="P148"><text:span text:style-name="T92">- Ну и ну. Ни в жизнь ещё таких чудаков не встречала. - покачала головой пегаска. - Ты не обижайся, но ты <text:s/>мозгами напоминаешь </text:span><text:span text:style-name="T93">мне</text:span><text:span text:style-name="T92"> </text:span><text:span text:style-name="T97">полугодовалого жеребёнка</text:span><text:span text:style-name="T92">. То есть, вообще не </text:span><text:span text:style-name="T98">паришь</text:span><text:span text:style-name="T92"> по жизни. Хотя, на вид, взрослый. Как ты, вообще, дожил до </text:span><text:span text:style-name="T93">своих лет, если не помнишь ничего?</text:span></text:p>
      <text:p text:style-name="P148"><text:soft-page-break/><text:span text:style-name="T93">- Я помню сияние, - пробормотал я. Мне стало муторно. Я помнил, что такое ящик пепси, что такое </text:span><text:span text:style-name="T94">ноутбук</text:span><text:span text:style-name="T93"> или </text:span><text:span text:style-name="T94">картофельные чипсы. Но кто такой я — не помнил абсолютно.</text:span></text:p>
      <text:p text:style-name="P164">-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48"><text:span text:style-name="T94">- </text:span><text:span text:style-name="T95">Следующий? - я мучительно пытался ухватить логическую нить. - А кто предыдущий?</text:span></text:p>
      <text:p text:style-name="P148"><text:span text:style-name="T95">- Предыдущий — это я, глупыш, - пегаска похлопала меня копытом по голове. - Иначе с какой радости я сидела бы у него в гнезде? </text:span><text:span text:style-name="T96">Видишь — это он меня шваркнул.</text:span></text:p>
      <text:p text:style-name="P165">Пегаска склонила шею и я увидел огромную шишку с кровоподтёком на затылке поняхи.</text:p>
      <text:p text:style-name="P165">- Только у меня голова крепче твоей. Я всё помню.</text:p>
      <text:p text:style-name="P164"/>
      <text:p text:style-name="P166">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166"/>
      <text:p text:style-name="P167"/>
      <text:p text:style-name="P166"/>
      <text:p text:style-name="P166"/>
      <text:p text:style-name="P166"/>
      <text:p text:style-name="P166"/>
      <text:p text:style-name="P145"/>
      <text:p text:style-name="P146">Поняха закатила глаза и стукнулась лбом о камень.</text:p>
      <text:p text:style-name="P146">- Я ЖЕ <text:span text:style-name="T192">ПРЕДУПРЕЖДАЛА</text:span>, ПОТИШЕ!!! - заорала понька. - Что за тупой <text:span text:style-name="T26">индивид</text:span> попался!</text:p>
      <text:p text:style-name="P141"/>
      <text:p text:style-name="P146">Снаружи беспокойно завозились, что-то неразборчиво запыхтели и внезапно <text:span text:style-name="T200">валун</text:span>, под которым мы прятались, вознёсся над нашими головами.</text:p>
      <text:p text:style-name="P149">Поняха бросилась на меня, сбив с ног и закрыв телом и раскрывшимися крыльями.</text:p>
      <text:p text:style-name="P149"/>
      <text:p text:style-name="P149">- <text:span text:style-name="T194">Агамемнон видит только меня и не знает, что ты тут, - быстро зашептала мне пегаска. - Когда он меня поднимет, какое-то время он не будет видеть земли из-за раскрытых крыльев. За это время ты должен успеть спрятаться под тем скелетом.</text:span></text:p>
      <text:p text:style-name="P150"><text:soft-page-break/>- <text:span text:style-name="T194">А как же ты? Он же съест тебя?</text:span></text:p>
      <text:p text:style-name="P150">- <text:span text:style-name="T194">Не беспокойся, я в последний момент извернусь и улечу. Действуй!</text:span></text:p>
      <text:p text:style-name="P146"/>
      <text:p text:style-name="P151">Через накрывшую меня <text:span text:style-name="T197">голубую </text:span>гриву я видел к<text:span text:style-name="T190">расн</text:span>ого<text:span text:style-name="T190"> дракон</text:span>а<text:span text:style-name="T190"> величиной с баобаб. Одной лапой он сжимал наш валун. Второй</text:span> <text:span text:style-name="T190">задумчиво почёсыва</text:span>л<text:span text:style-name="T190"> затылок.</text:span></text:p>
      <text:p text:style-name="P146"/>
      <text:p text:style-name="P146">- <text:span text:style-name="T198">ВИЖУ СБЕЖАВШИЙ ВЧЕРАШНИЙ ОБЕД. </text:span><text:span text:style-name="T199">ЕЩЁ НЕ ПРОТУХ. </text:span><text:span text:style-name="T198">ХОРОШО.</text:span></text:p>
      <text:p text:style-name="P168">&lt;<text:span text:style-name="T15">Агамемнон плюёт огнём, но из груди Хумана вырывается луч и вбивает пламя лдракона обратно ему в глотку. Пока дракон ревёт, Хум и Джет прыгают со скалы. Джет подхватывает Хума и планирует с ним в озеро у подножия (дракон сломал ей крыло и она не может летать). Внизу они знакомятся, наконец</text:span>&gt;</text:p>
      <text:p text:style-name="P168"/>
      <text:p text:style-name="P169">&lt;Сел пыталась всё исправить, но делала это неправильно. Дедлайн это исправляет и всё прощается &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0.741cm" fo:margin-right="0.66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1T02:28:09.027511776</meta:creation-date>
    <dc:date>2019-12-23T00:09:35.775955115</dc:date>
    <meta:editing-duration>P13DT10H28M14S</meta:editing-duration>
    <meta:editing-cycles>43</meta:editing-cycles>
    <meta:generator>LibreOffice/5.1.6.2$Linux_X86_64 LibreOffice_project/10m0$Build-2</meta:generator>
    <meta:document-statistic meta:table-count="0" meta:image-count="0" meta:object-count="0" meta:page-count="31" meta:paragraph-count="350" meta:word-count="8511" meta:character-count="56632" meta:non-whitespace-character-count="48334"/>
  </office:meta>
</office:document-meta>
</file>